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56.51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571.89pt"/>
    </style:style>
    <style:style style:name="co7" style:family="table-column">
      <style:table-column-properties fo:break-before="auto" style:column-width="271.96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819.6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</table:table-row>
        <table:table-row table:style-name="ro1">
          <table:table-cell office:value-type="string" calcext:value-type="string">
            <text:p>[4.98062724]</text:p>
          </table:table-cell>
          <table:table-cell office:value-type="float" office:value="4.67867172021304" calcext:value-type="float">
            <text:p>4.67867172021304</text:p>
          </table:table-cell>
          <table:table-cell office:value-type="string" calcext:value-type="string">
            <text:p>[5163 <text:s/>591 1720 1725 1785 3735 1760 3307 1016 1453]</text:p>
          </table:table-cell>
          <table:table-cell office:value-type="string" calcext:value-type="string">
            <text:p>[0.36705024 0.19829181 0.09839303 0.09329923 0.06874239 0.06661555 0.06140833 0.02619396 0.01370545 0.00242545]</text:p>
          </table:table-cell>
          <table:table-cell office:value-type="float" office:value="0.301955515177992" calcext:value-type="float">
            <text:p>0.301955515177992</text:p>
          </table:table-cell>
          <table:table-cell office:value-type="string" calcext:value-type="string">
            <text:p>[('Action|Adventure|Drama|Thriller', 0.36705024047719925), ('Comedy|Drama', 0.19829181366884385), ('Comedy|Fantasy', 0.09839303145383187), ('Thriller', 0.09329923203611076), ('Children|Comedy|Fantasy', 0.06874239127988159), ('Comedy|Musical', 0.06661555067291962), ('Comedy|Fantasy', 0.06140832950123453), ('Drama|Romance', 0.026193956362474253), ('Drama|Horror|Mystery', 0.013705447825893875), ('Comedy|Romance', 0.0024254537998155967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85945945945946" calcext:value-type="float">
            <text:p>3.85945945945946</text:p>
          </table:table-cell>
          <table:table-cell office:value-type="float" office:value="1.09135657201273" calcext:value-type="float">
            <text:p>1.091356572012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'Adventure|Animation|Children|Comedy|Fantasy', 'Comedy|Drama', 'Drama', 'Comedy|Romance', 'Adventure|Animation|Children|Comedy|Fantasy', 'Drama', 'Children|Comedy|Romance', 'Comedy|Drama|Romance', 'Action|Adventure', 'Comedy|Drama', 'Comedy|Crime', 'Drama', 'Children|Drama|Sci-Fi', 'Children|Comedy|Fantasy', 'Comedy|Fantasy', 'Thriller', 'Children|Comedy|Fantasy|Musical', 'Drama|Mystery', 'Adventure|Children|Fantasy|Musical', 'Comedy|Fantasy']</text:p>
          </table:table-cell>
        </table:table-row>
        <table:table-row table:style-name="ro1">
          <table:table-cell office:value-type="string" calcext:value-type="string">
            <text:p>[4.29635764]</text:p>
          </table:table-cell>
          <table:table-cell office:value-type="float" office:value="4.43386514087218" calcext:value-type="float">
            <text:p>4.43386514087218</text:p>
          </table:table-cell>
          <table:table-cell office:value-type="string" calcext:value-type="string">
            <text:p>[3192 7678 3490 <text:s/>739 1058 1473 2119 <text:s/>877 1251 4146]</text:p>
          </table:table-cell>
          <table:table-cell office:value-type="string" calcext:value-type="string">
            <text:p>[0.28336125 0.15828658 0.13045254 0.13008711 0.09794743 0.0621849 0.0568647 <text:s/>0.02400575 0.01043726 0.00111863]</text:p>
          </table:table-cell>
          <table:table-cell office:value-type="float" office:value="0.137507500809089" calcext:value-type="float">
            <text:p>0.137507500809089</text:p>
          </table:table-cell>
          <table:table-cell office:value-type="string" calcext:value-type="string">
            <text:p>[('Documentary', 0.2833612512618457), ('Documentary', 0.15828657504703694), ('Comedy|Drama|Romance', 0.13045253898256437), ('Drama', 0.13008711013738042), ('Drama|Mystery|Sci-Fi|Thriller', 0.09794742631091516), ('Comedy|Musical|Romance', 0.062184897277961955), ('Action|Comedy|Crime|Drama', 0.05686470424683757), ('Comedy|Drama|Romance', 0.024005748792992852), ('Crime|Drama|Thriller', 0.010437264387044759), ('Comedy|Drama', 0.0011186257916636032)]</text:p>
          </table:table-cell>
          <table:table-cell office:value-type="string" calcext:value-type="string">
            <text:p>['Comedy|Romance']</text:p>
          </table:table-cell>
          <table:table-cell office:value-type="float" office:value="3.542" calcext:value-type="float">
            <text:p>3.542</text:p>
          </table:table-cell>
          <table:table-cell office:value-type="float" office:value="0.728859382871621" calcext:value-type="float">
            <text:p>0.728859382871621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Action|Adventure|Comedy|Fantasy', 'Action|Drama|Romance', 'Action|Adventure|Sci-Fi|IMAX', 'Comedy|Romance', 'Drama', 'Action|Sci-Fi|IMAX', 'Action|Adventure|Sci-Fi', 'Comedy|Romance', 'Comedy|Drama|Sci-Fi', 'Comedy', 'Comedy|Crime', 'Drama', 'Comedy|Drama|Romance', 'Children|Comedy|Musical', 'Musical|Romance', 'Drama', 'Drama|Romance', 'Action|Adventure|Comedy|Romance', 'Adventure|Fantasy|IMAX', 'Action|Drama|Romance']</text:p>
          </table:table-cell>
        </table:table-row>
        <table:table-row table:style-name="ro1">
          <table:table-cell office:value-type="string" calcext:value-type="string">
            <text:p>[4.93790029]</text:p>
          </table:table-cell>
          <table:table-cell office:value-type="float" office:value="4.77592857385769" calcext:value-type="float">
            <text:p>4.77592857385769</text:p>
          </table:table-cell>
          <table:table-cell office:value-type="string" calcext:value-type="string">
            <text:p>[6137 <text:s/>265 1617 1032 <text:s/>295 1685 1721 1608 <text:s/>431 1028]</text:p>
          </table:table-cell>
          <table:table-cell office:value-type="string" calcext:value-type="string">
            <text:p>[0.5844893 <text:s/>0.11444073 0.07575634 0.07048225 0.05428267 0.03419397 0.02304711 0.0211523 <text:s/>0.00542787 0.00430752]</text:p>
          </table:table-cell>
          <table:table-cell office:value-type="float" office:value="0.161971712959046" calcext:value-type="float">
            <text:p>0.161971712959046</text:p>
          </table:table-cell>
          <table:table-cell office:value-type="string" calcext:value-type="string">
            <text:p>[('Comedy', 0.5844892962088697), ('Drama', 0.11444073117793753), ('Drama|Horror|Sci-Fi|Thriller', 0.07575633967960169), ('Action|Crime|Mystery|Sci-Fi|Thriller', 0.0704822457433456), ('Comedy|Drama|Romance', 0.054282671731899025), ('Drama|Thriller', 0.03419397407459299), ('Adventure|Drama|Sci-Fi', 0.023047111729125828), ('Comedy|Drama|Romance', 0.02115229616480405), ('Action|Drama|Romance', 0.005427866034385812), ('Action|Adventure|Horror|Sci-Fi', 0.00430752481878550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4.17543859649123" calcext:value-type="float">
            <text:p>4.17543859649123</text:p>
          </table:table-cell>
          <table:table-cell office:value-type="float" office:value="1.12581833032522" calcext:value-type="float">
            <text:p>1.125818330325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'Drama|Horror|Sci-Fi|Thriller', 'Action|Adventure|Sci-Fi', 'Adventure|Comedy|Sci-Fi', 'Comedy|Romance', 'Action|Adventure|Sci-Fi|Thriller', 'Drama', 'Action|Adventure|Sci-Fi|Thriller', 'Comedy', 'Action|Adventure|Sci-Fi', 'Crime|Horror|Thriller', 'Adventure|Children|Fantasy|Musical', 'Comedy|Crime|Thriller', 'Action|Adventure|Horror|Sci-Fi', 'Comedy|Drama|Romance', 'Action|Crime|Mystery|Sci-Fi|Thriller', 'Action|Drama|Romance', 'Action|Adventure', 'Action|Adventure|Comedy|Fantasy|Romance', 'Action|Adventure|Sci-Fi', 'Adventure|Drama|Sci-Fi']</text:p>
          </table:table-cell>
        </table:table-row>
        <table:table-row table:style-name="ro1">
          <table:table-cell office:value-type="string" calcext:value-type="string">
            <text:p>[4.64886566]</text:p>
          </table:table-cell>
          <table:table-cell office:value-type="float" office:value="4.16238219951559" calcext:value-type="float">
            <text:p>4.16238219951559</text:p>
          </table:table-cell>
          <table:table-cell office:value-type="string" calcext:value-type="string">
            <text:p>[1705 2054 1081 2605 <text:s/>251 <text:s/>961 <text:s/>253 2325 1152 1250]</text:p>
          </table:table-cell>
          <table:table-cell office:value-type="string" calcext:value-type="string">
            <text:p>[0.19094055 0.16674723 0.12286027 0.11210272 0.09946242 0.08035348 0.05658714 0.04174551 0.03940452 0.01956928]</text:p>
          </table:table-cell>
          <table:table-cell office:value-type="float" office:value="0.486483462470456" calcext:value-type="float">
            <text:p>0.486483462470456</text:p>
          </table:table-cell>
          <table:table-cell office:value-type="string" calcext:value-type="string">
            <text:p>[('Comedy|Drama|Romance', 0.1909405529770577), ('Comedy|Drama|Fantasy|Romance', 0.1667472332057764), ('Action|Adventure|Comedy|Sci-Fi', 0.12286026931336834), ('Comedy', 0.11210272345361395), ('Action|Drama|Western', 0.09946242368174196), ('Comedy|Drama', 0.08035347568532354), ('Sci-Fi|IMAX', 0.05658714251747562), ('Action|Comedy|Crime|Mystery', 0.04174551354650382), ('Drama', 0.039404518963112437), ('Action|Sci-Fi|Thriller|IMAX', 0.019569279053234755)]</text:p>
          </table:table-cell>
          <table:table-cell office:value-type="string" calcext:value-type="string">
            <text:p>['Adventure|Fantasy']</text:p>
          </table:table-cell>
          <table:table-cell office:value-type="float" office:value="3.53869047619048" calcext:value-type="float">
            <text:p>3.53869047619048</text:p>
          </table:table-cell>
          <table:table-cell office:value-type="float" office:value="0.748007320695499" calcext:value-type="float">
            <text:p>0.7480073206954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'Sci-Fi|IMAX', 'Action|Adventure|Comedy|Sci-Fi', 'Adventure|Animation|Children|Drama', 'Drama', 'Action|Drama|Western', 'Comedy|Drama', 'Action|Crime|Drama|IMAX', 'Comedy|Drama|Romance', 'Action|Adventure|Drama', 'Action|Sci-Fi|Thriller|IMAX', 'Comedy|Drama|Fantasy|Romance', 'Action|Crime|Drama|Thriller', 'Adventure|Animation|Children|Romance|Sci-Fi', 'Action|Comedy|Crime|Mystery', 'Comedy', 'Comedy', 'Adventure|Comedy|Crime', 'Comedy', 'Comedy|Crime|Thriller', 'Drama|Fantasy|Romance']</text:p>
          </table:table-cell>
        </table:table-row>
        <table:table-row table:style-name="ro1">
          <table:table-cell office:value-type="string" calcext:value-type="string">
            <text:p>[4.02590411]</text:p>
          </table:table-cell>
          <table:table-cell office:value-type="float" office:value="3.9564477413931" calcext:value-type="float">
            <text:p>3.9564477413931</text:p>
          </table:table-cell>
          <table:table-cell office:value-type="string" calcext:value-type="string">
            <text:p>[7280 <text:s/>115 1721 <text:s/>744 <text:s text:c="2"/>70 <text:s text:c="2"/>69 <text:s text:c="2"/>25 <text:s text:c="2"/>26 <text:s/>436 <text:s/>200]</text:p>
          </table:table-cell>
          <table:table-cell office:value-type="string" calcext:value-type="string">
            <text:p>[0.48058475 0.06614034 0.06104455 0.05005603 0.0441124 <text:s/>0.03928405 0.03744626 0.03670094 0.02592884 0.00096191]</text:p>
          </table:table-cell>
          <table:table-cell office:value-type="float" office:value="0.0694563708663667" calcext:value-type="float">
            <text:p>0.069456370866367</text:p>
          </table:table-cell>
          <table:table-cell office:value-type="string" calcext:value-type="string">
            <text:p>[('Drama', 0.4805847503382737), ('Drama', 0.06614033954412032), ('Adventure|Drama|Sci-Fi', 0.06104455345649183), ('Adventure|Animation|Children|Comedy|Fantasy|Romance', 0.050056034813796745), ('Action|Adventure', 0.044112398811182306), ('Action|Adventure|Comedy|Fantasy|Romance', 0.03928404963377756), ('Thriller', 0.03744626327544179), ('Action|Adventure|Sci-Fi|Thriller', 0.03670093826518784), ('Adventure|Comedy|Crime', 0.025928844556220798), ('Adventure|Comedy|Fantasy', 0.0009619144429385211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69230769230769" calcext:value-type="float">
            <text:p>3.69230769230769</text:p>
          </table:table-cell>
          <table:table-cell office:value-type="float" office:value="0.821313711694716" calcext:value-type="float">
            <text:p>0.8213137116947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Adventure|Animation|Children|Comedy|Fantasy|Romance', 'Drama', 'Drama', 'Adventure|Drama|Sci-Fi', 'Action|Adventure|Sci-Fi', 'Action|Adventure|Sci-Fi|Thriller', 'Action|Adventure|Comedy|Fantasy|Romance', 'Action|Adventure', 'Adventure|Comedy|Crime', 'Drama', 'Comedy|Crime', 'Comedy|War', 'Thriller', 'Comedy|Drama', 'Comedy|Drama', 'Comedy|Romance', 'Action|Crime|Drama|War', 'Drama|Romance|War', 'Comedy|Romance', 'Crime|Drama|Thriller']</text:p>
          </table:table-cell>
        </table:table-row>
        <table:table-row table:style-name="ro1">
          <table:table-cell office:value-type="string" calcext:value-type="string">
            <text:p>[4.65580536]</text:p>
          </table:table-cell>
          <table:table-cell office:value-type="float" office:value="4.53141435999398" calcext:value-type="float">
            <text:p>4.53141435999398</text:p>
          </table:table-cell>
          <table:table-cell office:value-type="string" calcext:value-type="string">
            <text:p>[5722 7755 <text:s/>157 6001 4154 4231 5605 5505 5510 1655]</text:p>
          </table:table-cell>
          <table:table-cell office:value-type="string" calcext:value-type="string">
            <text:p>[0.42132029 0.15760253 0.08065178 0.06044936 0.05437053 0.05416864 0.05302307 0.02828171 0.01077735 0.0105158 ]</text:p>
          </table:table-cell>
          <table:table-cell office:value-type="float" office:value="0.124390999749433" calcext:value-type="float">
            <text:p>0.124390999749433</text:p>
          </table:table-cell>
          <table:table-cell office:value-type="string" calcext:value-type="string">
            <text:p>[('Adventure', 0.42132029400865345), ('Comedy', 0.1576025309246763), ('Adventure|Comedy|Sci-Fi', 0.08065178383258229), ('Adventure|Children', 0.060449361841549684), ('Comedy|Drama', 0.05437053241867186), ('Drama|Musical|Romance', 0.054168636625859926), ('Adventure|Drama', 0.05302307250097205), ('Action|Adventure|Fantasy', 0.028281710901606423), ('Action|Adventure|Fantasy|Romance', 0.010777351807373227), ('Adventure|Romance', 0.01051579708673706)]</text:p>
          </table:table-cell>
          <table:table-cell office:value-type="string" calcext:value-type="string">
            <text:p>['Action|Adventure|Horror|Sci-Fi']</text:p>
          </table:table-cell>
          <table:table-cell office:value-type="float" office:value="4.11976047904192" calcext:value-type="float">
            <text:p>4.11976047904192</text:p>
          </table:table-cell>
          <table:table-cell office:value-type="float" office:value="0.933747809941116" calcext:value-type="float">
            <text:p>0.933747809941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'Adventure|Comedy|Sci-Fi', 'Adventure|Drama', 'Crime|Drama', 'Horror', 'Action|Adventure|Sci-Fi|Thriller', 'Comedy|Drama|War', 'Adventure|Children', 'Horror|Thriller', 'Drama|Thriller', 'Horror|Sci-Fi', 'Action|Adventure|Sci-Fi', 'Comedy|Drama|War', 'Action|Adventure', 'Action|Adventure|Sci-Fi', 'Action|Adventure|Sci-Fi|Thriller', 'Comedy', 'Children|Drama|Sci-Fi', 'Action|Horror|Sci-Fi|Thriller', 'Horror|Mystery', 'Action|Sci-Fi']</text:p>
          </table:table-cell>
        </table:table-row>
        <table:table-row table:style-name="ro1">
          <table:table-cell office:value-type="string" calcext:value-type="string">
            <text:p>[4.98386648]</text:p>
          </table:table-cell>
          <table:table-cell office:value-type="float" office:value="4.40161541767547" calcext:value-type="float">
            <text:p>4.40161541767547</text:p>
          </table:table-cell>
          <table:table-cell office:value-type="string" calcext:value-type="string">
            <text:p>[5504 3324 5496 5014 5195 5497 2924 1195 2901 1810]</text:p>
          </table:table-cell>
          <table:table-cell office:value-type="string" calcext:value-type="string">
            <text:p>[0.44829709 0.15919727 0.12856803 0.06817419 0.05912207 0.05869387 0.03984208 0.01714102 0.01696697 0.0007707 ]</text:p>
          </table:table-cell>
          <table:table-cell office:value-type="float" office:value="0.582251057711443" calcext:value-type="float">
            <text:p>0.582251057711443</text:p>
          </table:table-cell>
          <table:table-cell office:value-type="string" calcext:value-type="string">
            <text:p>[('Sci-Fi', 0.4482970854847901), ('Crime|Mystery', 0.1591972743059872), ('Children|Comedy', 0.12856802975137613), ('Horror|Sci-Fi', 0.06817419128210224), ('Adventure|Drama', 0.05912206916995379), ('Drama|Mystery|Thriller', 0.058693865969202084), ('Horror|Sci-Fi|Thriller', 0.03984208166354318), ('Drama|Mystery|Thriller', 0.017141020908621088), ('Drama|Sci-Fi', 0.01696697258497893), ('Action|Adventure|Children|Comedy', 0.0007707039568276855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4.07964601769912" calcext:value-type="float">
            <text:p>4.07964601769912</text:p>
          </table:table-cell>
          <table:table-cell office:value-type="float" office:value="0.574403775845337" calcext:value-type="float">
            <text:p>0.5744037758453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'Action|Adventure|Horror|Sci-Fi', 'Comedy|Romance', 'Action|Adventure|Children|Comedy', 'Horror|Sci-Fi', 'Crime|Horror|Thriller', 'Comedy|Drama|Fantasy', 'Children|Comedy|Fantasy|Musical', 'Comedy|Drama|Romance', 'Drama|Romance', 'Musical|Romance', 'Adventure|Children|Fantasy|Musical', 'Action|Adventure|Sci-Fi', 'Action|Adventure|Drama', 'Drama|Mystery|Thriller', 'Action|Adventure', 'Action|Adventure|Sci-Fi', 'Adventure|Comedy|Fantasy', 'Adventure|Comedy|Romance|War', 'Drama|Sci-Fi', 'Action|Sci-Fi']</text:p>
          </table:table-cell>
        </table:table-row>
        <table:table-row table:style-name="ro1">
          <table:table-cell office:value-type="string" calcext:value-type="string">
            <text:p>[3.32338843]</text:p>
          </table:table-cell>
          <table:table-cell office:value-type="float" office:value="5.15640190917411" calcext:value-type="float">
            <text:p>5.15640190917411</text:p>
          </table:table-cell>
          <table:table-cell office:value-type="string" calcext:value-type="string">
            <text:p>[1885 <text:s/>851 1900 1513 <text:s/>618 1683 <text:s/>835 <text:s/>119 <text:s/>486 1178]</text:p>
          </table:table-cell>
          <table:table-cell office:value-type="string" calcext:value-type="string">
            <text:p>[0.28888998 0.07684554 0.07263774 0.05916701 0.0544426 <text:s/>0.05106114 0.0236665 <text:s/>0.01605614 0.01148143 0.01042962]</text:p>
          </table:table-cell>
          <table:table-cell office:value-type="float" office:value="1.83301347992265" calcext:value-type="float">
            <text:p>1.83301347992265</text:p>
          </table:table-cell>
          <table:table-cell office:value-type="string" calcext:value-type="string">
            <text:p>[('Action|Adventure|Thriller', 0.28888998141833727), ('Action|Adventure|Thriller', 0.07684553685113615), ('Adventure|Comedy|Sci-Fi|Thriller', 0.0726377376870982), ('Action|Adventure|Thriller', 0.059167005997432576), ('Action|Comedy', 0.05444259826355539), ('Action|Adventure|Thriller', 0.051061137250255934), ('Adventure|Comedy|Sci-Fi', 0.023666497607173154), ('Adventure|Comedy|Sci-Fi|Western', 0.016056141473181906), ('Action|Adventure|Thriller', 0.01148142717246217), ('Comedy|Romance', 0.010429622129657713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2607223476298" calcext:value-type="float">
            <text:p>3.2607223476298</text:p>
          </table:table-cell>
          <table:table-cell office:value-type="float" office:value="1.00240857663523" calcext:value-type="float">
            <text:p>1.0024085766352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['Adventure|Comedy|Sci-Fi|Western', 'Adventure|Comedy|Sci-Fi', 'Adventure|Comedy|Sci-Fi', 'Comedy|Romance', 'Action|Adventure|Thriller', 'Action|Comedy', 'Action|Adventure|Thriller', 'Action|Adventure|Thriller', 'Action|Adventure|Thriller', 'Adventure|Comedy|Sci-Fi|Thriller', 'Action|Adventure|Thriller', 'Action|Adventure|Sci-Fi', 'Action|Adventure|Sci-Fi|IMAX', 'Action|Adventure|Sci-Fi', 'Action|Adventure|Thriller', 'Adventure|Comedy|Sci-Fi', 'Action|Adventure|Thriller', 'Action|Adventure|Thriller', 'Action|Adventure|Thriller', 'Comedy|Romance']</text:p>
          </table:table-cell>
        </table:table-row>
        <table:table-row table:style-name="ro1">
          <table:table-cell office:value-type="string" calcext:value-type="string">
            <text:p>[4.17473583]</text:p>
          </table:table-cell>
          <table:table-cell office:value-type="float" office:value="4.57193164998328" calcext:value-type="float">
            <text:p>4.57193164998328</text:p>
          </table:table-cell>
          <table:table-cell office:value-type="string" calcext:value-type="string">
            <text:p>[ 302 6021 5075 2906 3138 2422 5056 3183 2075 2096]</text:p>
          </table:table-cell>
          <table:table-cell office:value-type="string" calcext:value-type="string">
            <text:p>[0.30741922 0.18971009 0.1191846 <text:s/>0.11789604 0.07490847 0.00962782 0.00762201 0.00309135 0.00299099 0.00249657]</text:p>
          </table:table-cell>
          <table:table-cell office:value-type="float" office:value="0.397195822861363" calcext:value-type="float">
            <text:p>0.397195822861363</text:p>
          </table:table-cell>
          <table:table-cell office:value-type="string" calcext:value-type="string">
            <text:p>[('Thriller', 0.3074192238581745), ('Action|Adventure|Comedy|Drama|Romance|Thriller', 0.1897100895215326), ('Comedy|Drama', 0.119184596437681), ('Crime|Horror|Thriller', 0.11789604197872745), ('Comedy|Fantasy', 0.07490846839614224), ('Comedy|Drama', 0.009627818733931683), ('Comedy|Drama', 0.007622009661445481), ('Crime|Drama|Mystery', 0.0030913537573105917), ('Drama|War', 0.0029909896708760486), ('Crime|Drama|Thriller', 0.002496573408561717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54444444444444" calcext:value-type="float">
            <text:p>3.54444444444444</text:p>
          </table:table-cell>
          <table:table-cell office:value-type="float" office:value="0.920882561110821" calcext:value-type="float">
            <text:p>0.9208825611108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'Crime|Drama', 'Crime|Drama', 'Crime|Film-Noir|Thriller', 'Drama', 'Crime|Drama|Film-Noir', 'Comedy|Crime', 'Comedy|Drama', 'Crime|Drama|Film-Noir|Thriller', 'Crime|Horror|Thriller', 'Mystery|Thriller', 'Crime|Drama|Thriller', 'Crime|Horror', 'Drama', 'Action|Sci-Fi|Thriller', 'Crime|Drama|Thriller', 'Drama|War', 'Crime|Drama|Film-Noir', 'Action|Adventure|Comedy|Drama|Romance|Thriller', 'Fantasy|Sci-Fi', 'Drama|War']</text:p>
          </table:table-cell>
        </table:table-row>
        <table:table-row table:style-name="ro1">
          <table:table-cell office:value-type="string" calcext:value-type="string">
            <text:p>[4.96190134]</text:p>
          </table:table-cell>
          <table:table-cell office:value-type="float" office:value="5.96057625474039" calcext:value-type="float">
            <text:p>5.96057625474039</text:p>
          </table:table-cell>
          <table:table-cell office:value-type="string" calcext:value-type="string">
            <text:p>[6714 6400 1591 1674 4084 1735 4080 6625 3234 4232]</text:p>
          </table:table-cell>
          <table:table-cell office:value-type="string" calcext:value-type="string">
            <text:p>[0.33959877 0.16445373 0.10888235 0.09678972 0.08550848 0.06909635 0.05869692 0.03407558 0.03074313 0.00453524]</text:p>
          </table:table-cell>
          <table:table-cell office:value-type="float" office:value="0.99867491560486" calcext:value-type="float">
            <text:p>0.99867491560486</text:p>
          </table:table-cell>
          <table:table-cell office:value-type="string" calcext:value-type="string">
            <text:p>[('Action|Drama', 0.33959876842820813), ('Action|Adventure|Fantasy', 0.16445373287588316), ('Horror|Sci-Fi|Thriller', 0.108882348568719), ('Action|Drama|Sci-Fi|Thriller', 0.09678971750647632), ('Horror|Western', 0.0855084797391857), ('Horror', 0.06909635073244089), ('Action|Adventure|Fantasy', 0.058696921298366456), ('Action|Adventure|Fantasy', 0.03407558443079762), ('Crime|Drama|Mystery|Thriller', 0.030743129103579608), ('Action|Adventure|Sci-Fi', 0.004535235143448328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43235294117647" calcext:value-type="float">
            <text:p>3.43235294117647</text:p>
          </table:table-cell>
          <table:table-cell office:value-type="float" office:value="1.25022835284441" calcext:value-type="float">
            <text:p>1.250228352844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'Crime|Drama', 'Comedy|Drama|Romance', 'Action|Sci-Fi', 'Action|Adventure|Fantasy', 'Action|Sci-Fi', 'Action|Drama|Sci-Fi|Thriller', 'Horror', 'Crime|Drama|Romance|Thriller', 'Crime|Mystery|Thriller', 'Action|Adventure|Comedy|Fantasy|Horror', 'Action|Horror|Thriller', 'Action|Adventure|Animation|Horror|Sci-Fi', 'Action|Adventure|Sci-Fi', 'Action|Comedy', 'Drama|Sci-Fi', 'Action|Drama|War', 'Drama|Horror|Thriller', 'Comedy|Horror|Thriller', 'Adventure|Fantasy', 'Action|Adventure|Fantasy|Romance']</text:p>
          </table:table-cell>
        </table:table-row>
        <table:table-row table:style-name="ro1">
          <table:table-cell office:value-type="string" calcext:value-type="string">
            <text:p>[4.98979007]</text:p>
          </table:table-cell>
          <table:table-cell office:value-type="float" office:value="3.77659262356513" calcext:value-type="float">
            <text:p>3.77659262356513</text:p>
          </table:table-cell>
          <table:table-cell office:value-type="string" calcext:value-type="string">
            <text:p>[2427 1137 <text:s text:c="2"/>75 1110 <text:s/>103 <text:s/>232 <text:s text:c="2"/>16 <text:s/>444 <text:s text:c="2"/>36 1094]</text:p>
          </table:table-cell>
          <table:table-cell office:value-type="string" calcext:value-type="string">
            <text:p>[6.00016237e-01 3.34472093e-01 1.27976380e-01 1.76847596e-02 1.43058851e-02 9.55143169e-03 7.29485967e-03 2.01236229e-03 1.21698128e-03 1.08439653e-04]</text:p>
          </table:table-cell>
          <table:table-cell office:value-type="float" office:value="1.21319744688158" calcext:value-type="float">
            <text:p>1.21319744688158</text:p>
          </table:table-cell>
          <table:table-cell office:value-type="string" calcext:value-type="string">
            <text:p>[('Drama', 0.6000162369802511), ('Drama', 0.33447209261055516), ('Horror|Sci-Fi', 0.12797638000789982), ('Drama', 0.017684759594474877), ('Crime|Film-Noir|Mystery|Thriller', 0.014305885132372421), ('Crime|Drama', 0.009551431691736674), ('Comedy|Crime|Drama|Thriller', 0.007294859673784694), ('Mystery|Thriller', 0.0020123622928830123), ('Comedy|Crime|Drama|Thriller', 0.0012169812751677367), ('Action|Sci-Fi|Thriller', 0.00010843965271536517)]</text:p>
          </table:table-cell>
          <table:table-cell office:value-type="string" calcext:value-type="string">
            <text:p>['Crime|Drama']</text:p>
          </table:table-cell>
          <table:table-cell office:value-type="float" office:value="3.44202898550725" calcext:value-type="float">
            <text:p>3.44202898550725</text:p>
          </table:table-cell>
          <table:table-cell office:value-type="float" office:value="0.704726444429809" calcext:value-type="float">
            <text:p>0.70472644442980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'Drama', 'Horror|Sci-Fi', 'Drama', 'Drama', 'Comedy|Crime|Drama', 'Action|Adventure|Crime|IMAX', 'Mystery|Thriller', 'Action|Adventure|Sci-Fi|IMAX', 'Crime|Horror|Thriller', 'Comedy|Crime|Drama|Thriller', 'Action|Adventure|Crime|Drama|Thriller', 'Action|Crime|Drama|Mystery|Sci-Fi|Thriller|IMAX', 'Action|Drama|Thriller', 'Crime|Film-Noir|Mystery|Thriller', 'Crime|Drama', 'Crime|Mystery|Thriller', 'Adventure|Drama|Thriller', 'Action|Crime|Drama|IMAX', 'Action|Crime|Drama|Thriller', 'Crime|Drama']</text:p>
          </table:table-cell>
        </table:table-row>
        <table:table-row table:style-name="ro1">
          <table:table-cell office:value-type="string" calcext:value-type="string">
            <text:p>[4.97031419]</text:p>
          </table:table-cell>
          <table:table-cell office:value-type="float" office:value="4.76319078993241" calcext:value-type="float">
            <text:p>4.76319078993241</text:p>
          </table:table-cell>
          <table:table-cell office:value-type="string" calcext:value-type="string">
            <text:p>[5538 5530 5516 5537 5352 4294 5514 5519 5512 5536]</text:p>
          </table:table-cell>
          <table:table-cell office:value-type="string" calcext:value-type="string">
            <text:p>[0.36208108 0.23169457 0.17725982 0.12481066 0.04854761 0.02844591 0.01283167 0.00335438 0.00281901 0.00221812]</text:p>
          </table:table-cell>
          <table:table-cell office:value-type="float" office:value="0.207123402708952" calcext:value-type="float">
            <text:p>0.207123402708952</text:p>
          </table:table-cell>
          <table:table-cell office:value-type="string" calcext:value-type="string">
            <text:p>[('Adventure|Comedy|Drama', 0.36208107506479986), ('Action|Comedy|Crime|Drama', 0.23169456631112323), ('Action|Adventure', 0.177259823240481), ('Action|Drama', 0.12481066272174034), ('Action|Crime|Thriller', 0.04854761442538949), ('Drama', 0.028445909178967544), ('Horror|Thriller', 0.012831674379639871), ('Documentary', 0.0033543835207032625), ('Animation|Horror|Mystery|Thriller', 0.002819014551479787), ('Crime|Drama|Mystery|Thriller', 0.0022181151339486457)]</text:p>
          </table:table-cell>
          <table:table-cell office:value-type="string" calcext:value-type="string">
            <text:p>['Adventure|Fantasy']</text:p>
          </table:table-cell>
          <table:table-cell office:value-type="float" office:value="3.77519379844961" calcext:value-type="float">
            <text:p>3.77519379844961</text:p>
          </table:table-cell>
          <table:table-cell office:value-type="float" office:value="1.03982936940679" calcext:value-type="float">
            <text:p>1.0398293694067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['Crime|Drama', 'Adventure|Comedy|Drama', 'Drama|Film-Noir|Romance', 'Action|Adventure|Animation|Children|Fantasy|Sci-Fi', 'Drama|Mystery|Thriller', 'Crime|Drama|Fantasy|Film-Noir|Mystery|Romance', 'Comedy|Drama|Romance', 'Action|Adventure', 'Crime|Drama|Film-Noir|Mystery|Thriller', 'Comedy|Drama', 'Drama', 'Adventure|Animation|Drama|Fantasy|Sci-Fi', 'Adventure|Animation|Fantasy', 'Action|Drama', 'Crime|Drama|Mystery|Thriller', 'Documentary', 'Action|Adventure|Animation|Fantasy', 'Action|Comedy|Crime|Drama', 'Drama|Sci-Fi|Thriller', 'Action|Crime|Thriller']</text:p>
          </table:table-cell>
        </table:table-row>
        <table:table-row table:style-name="ro1">
          <table:table-cell office:value-type="string" calcext:value-type="string">
            <text:p>[4.97594894]</text:p>
          </table:table-cell>
          <table:table-cell office:value-type="float" office:value="5.38764824152615" calcext:value-type="float">
            <text:p>5.38764824152615</text:p>
          </table:table-cell>
          <table:table-cell office:value-type="string" calcext:value-type="string">
            <text:p>[5403 5347 2095 3035 5329 2754 5302 <text:s/>405 5379 2630]</text:p>
          </table:table-cell>
          <table:table-cell office:value-type="string" calcext:value-type="string">
            <text:p>[0.64736436 0.16828796 0.05794739 0.03626943 0.03058963 0.01985598 0.0139812 <text:s/>0.01092438 0.00587064 0.00409881]</text:p>
          </table:table-cell>
          <table:table-cell office:value-type="float" office:value="0.411699306436381" calcext:value-type="float">
            <text:p>0.411699306436381</text:p>
          </table:table-cell>
          <table:table-cell office:value-type="string" calcext:value-type="string">
            <text:p>[('Romance', 0.6473643583875734), ('Drama', 0.16828795937819183), ('Drama|Romance|War', 0.05794739466168772), ('Comedy|Drama', 0.03626943473968177), ('Comedy|Drama', 0.030589631754133182), ('Drama|Fantasy', 0.019855979619544977), ('Drama', 0.01398119643749038), ('Comedy|Romance', 0.010924384787288787), ('Drama', 0.005870642237144134), ('Comedy|War', 0.00409880501521838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</table:table-row>
        <table:table-row table:style-name="ro1">
          <table:table-cell office:value-type="string" calcext:value-type="string">
            <text:p>[4.16289958]</text:p>
          </table:table-cell>
          <table:table-cell office:value-type="float" office:value="5.12960303763797" calcext:value-type="float">
            <text:p>5.12960303763797</text:p>
          </table:table-cell>
          <table:table-cell office:value-type="string" calcext:value-type="string">
            <text:p>[684 565 595 698 509 <text:s/>58 571 558 532 573]</text:p>
          </table:table-cell>
          <table:table-cell office:value-type="string" calcext:value-type="string">
            <text:p>[0.27336819 0.18089956 0.09248133 0.06480595 0.06439913 0.05538186 0.04137751 0.03925825 0.01800131 0.00260683]</text:p>
          </table:table-cell>
          <table:table-cell office:value-type="float" office:value="0.966703456077635" calcext:value-type="float">
            <text:p>0.966703456077635</text:p>
          </table:table-cell>
          <table:table-cell office:value-type="string" calcext:value-type="string">
            <text:p>[('Adventure|Animation|Children|Comedy|Musical', 0.27336819253304334), ('Comedy', 0.1808995556051439), ('Children|Drama|Fantasy|Mystery', 0.09248132756334124), ('Comedy', 0.06480594615273394), ('Action|Adventure|Drama', 0.06439913170967888), ('Action|Adventure', 0.0553818636845368), ('Mystery|Thriller', 0.04137750667468207), ('Drama|Thriller', 0.03925824656440193), ('Action|Drama|Romance', 0.01800131210707935), ('Children|Drama', 0.0026068337174248884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49363057324841" calcext:value-type="float">
            <text:p>3.49363057324841</text:p>
          </table:table-cell>
          <table:table-cell office:value-type="float" office:value="0.849292064027853" calcext:value-type="float">
            <text:p>0.8492920640278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['Action|Drama|Romance', 'Action|Adventure|Romance|Thriller', 'Action|Adventure|Sci-Fi|Thriller', 'Comedy|Drama', 'Animation|Children|Drama|Musical|Romance', 'Action|Drama|Western', 'Adventure|Drama|Western', 'Comedy', 'Comedy', 'Action|Adventure|Mystery|Sci-Fi', 'Children|Drama|Fantasy|Mystery', 'Action|Adventure|Sci-Fi|Thriller', 'Drama', 'Drama', 'Adventure|Comedy|Western', 'Crime|Drama|Horror|Mystery|Thriller', 'Drama|Mystery|Thriller', 'Animation|Children|Fantasy|Musical|Romance|IMAX', 'Adventure|Animation|Children|Comedy|Musical', 'Action|Romance|Thriller']</text:p>
          </table:table-cell>
        </table:table-row>
        <table:table-row table:style-name="ro1">
          <table:table-cell office:value-type="string" calcext:value-type="string">
            <text:p>[3.27481152]</text:p>
          </table:table-cell>
          <table:table-cell office:value-type="float" office:value="5.11780345131832" calcext:value-type="float">
            <text:p>5.11780345131832</text:p>
          </table:table-cell>
          <table:table-cell office:value-type="string" calcext:value-type="string">
            <text:p>[7972 7758 5386 7762 7342 5840 4232 2916 <text:s/>195 2634]</text:p>
          </table:table-cell>
          <table:table-cell office:value-type="string" calcext:value-type="string">
            <text:p>[0.21742702 0.17603305 0.09709772 0.06763906 0.03992807 0.03270281 0.01041716 0.00821363 0.00449764 0.00100614]</text:p>
          </table:table-cell>
          <table:table-cell office:value-type="float" office:value="1.84299192797583" calcext:value-type="float">
            <text:p>1.84299192797583</text:p>
          </table:table-cell>
          <table:table-cell office:value-type="string" calcext:value-type="string">
            <text:p>[('Documentary|Drama', 0.21742702149029702), ('Action|Comedy', 0.17603304530902497), ('Action|Drama|Sci-Fi', 0.09709772434150057), ('Action|Drama|War', 0.06763906433161546), ('Comedy|Musical', 0.039928067574376724), ('Comedy', 0.03270280933820998), ('Action|Adventure|Sci-Fi', 0.010417163787350116), ('Action|Adventure|Drama|Thriller', 0.008213632760152124), ('Action|Adventure|Thriller', 0.004497636460248525), ('Action|Comedy', 0.0010061392757221268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</table:table-row>
        <table:table-row table:style-name="ro1">
          <table:table-cell office:value-type="string" calcext:value-type="string">
            <text:p>[2.55608365]</text:p>
          </table:table-cell>
          <table:table-cell office:value-type="float" office:value="5.61937625844675" calcext:value-type="float">
            <text:p>5.61937625844675</text:p>
          </table:table-cell>
          <table:table-cell office:value-type="string" calcext:value-type="string">
            <text:p>[5271 5240 5279 3442 3694 2536 2399 3279 1118 5218]</text:p>
          </table:table-cell>
          <table:table-cell office:value-type="string" calcext:value-type="string">
            <text:p>[0.1911526 <text:s/>0.11383533 0.08843451 0.03328211 0.03207721 0.02950145 0.01516117 0.00490374 0.00167881 0.0011898 ]</text:p>
          </table:table-cell>
          <table:table-cell office:value-type="float" office:value="3.06329260495797" calcext:value-type="float">
            <text:p>3.06329260495797</text:p>
          </table:table-cell>
          <table:table-cell office:value-type="string" calcext:value-type="string">
            <text:p>[('Crime|Drama', 0.19115260148669774), ('Drama|Romance', 0.11383533235591164), ('Comedy|Musical', 0.08843451393392282), ('Drama|Romance', 0.033282107860375026), ('Drama|Romance|Western', 0.03207720727730308), ('Drama|Romance', 0.02950145155379142), ('Drama|War', 0.01516116972647558), ('Drama|Romance', 0.004903739324860924), ('Comedy|War', 0.0016788100602776648), ('Comedy|Romance', 0.001189797118138795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</table:table-row>
        <table:table-row table:style-name="ro1">
          <table:table-cell office:value-type="string" calcext:value-type="string">
            <text:p>[3.69202451]</text:p>
          </table:table-cell>
          <table:table-cell office:value-type="float" office:value="5.55728417263469" calcext:value-type="float">
            <text:p>5.55728417263469</text:p>
          </table:table-cell>
          <table:table-cell office:value-type="string" calcext:value-type="string">
            <text:p>[2905 2964 2927 2977 2929 2973 2920 <text:s text:c="2"/>43 2907 1444]</text:p>
          </table:table-cell>
          <table:table-cell office:value-type="string" calcext:value-type="string">
            <text:p>[0.22677938 0.11883358 0.08430858 0.07837173 0.0763018 <text:s/>0.05099867 0.03911494 0.0348583 <text:s/>0.01654648 0.01229144]</text:p>
          </table:table-cell>
          <table:table-cell office:value-type="float" office:value="1.86525965826891" calcext:value-type="float">
            <text:p>1.86525965826891</text:p>
          </table:table-cell>
          <table:table-cell office:value-type="string" calcext:value-type="string">
            <text:p>[('Horror', 0.22677938048251517), ('Action|Adventure|Comedy', 0.11883358346206006), ('Drama', 0.08430857541373278), ('Crime|Horror|Thriller', 0.0783717282935256), ('Children|Comedy', 0.07630180363213084), ('Comedy|Documentary', 0.05099867013269381), ('Comedy|Horror|Sci-Fi', 0.03911494131313833), ('Comedy|Romance', 0.03485830354291421), ('Adventure|Drama|Mystery|Thriller', 0.016546476855006487), ('Drama|Mystery|Thriller', 0.012291439745438731)]</text:p>
          </table:table-cell>
          <table:table-cell office:value-type="string" calcext:value-type="string">
            <text:p>['Horror|Sci-Fi']</text:p>
          </table:table-cell>
          <table:table-cell office:value-type="float" office:value="3.77576601671309" calcext:value-type="float">
            <text:p>3.77576601671309</text:p>
          </table:table-cell>
          <table:table-cell office:value-type="float" office:value="1.2396638554462" calcext:value-type="float">
            <text:p>1.239663855446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['Children|Drama|Fantasy', 'Comedy', 'Action|Crime|Drama', 'Comedy|Romance', 'Comedy|Mystery|Thriller', 'Drama', 'Drama|War', 'Adventure|Sci-Fi', 'Drama', 'Action|Crime|Drama', 'Adventure|Drama|Sci-Fi', 'Adventure|Fantasy', 'Adventure|Comedy|Fantasy', 'Crime|Drama', 'Crime|Drama|Film-Noir', 'Comedy|Drama|Fantasy|Romance', 'Action|Crime|Thriller', 'Drama', 'Comedy|Drama|Romance', 'Comedy']</text:p>
          </table:table-cell>
        </table:table-row>
        <table:table-row table:style-name="ro1">
          <table:table-cell office:value-type="string" calcext:value-type="string">
            <text:p>[3.5169371]</text:p>
          </table:table-cell>
          <table:table-cell office:value-type="float" office:value="5.28814556483301" calcext:value-type="float">
            <text:p>5.28814556483301</text:p>
          </table:table-cell>
          <table:table-cell office:value-type="string" calcext:value-type="string">
            <text:p>[6554 3729 3695 4305 <text:s/>887 3169 3095 <text:s/>264 1461 1440]</text:p>
          </table:table-cell>
          <table:table-cell office:value-type="string" calcext:value-type="string">
            <text:p>[0.36165452 0.07492153 0.06896535 0.06376635 0.04925685 0.03484884 0.01931587 0.0172112 <text:s/>0.00921998 0.00422692]</text:p>
          </table:table-cell>
          <table:table-cell office:value-type="float" office:value="1.77120846702104" calcext:value-type="float">
            <text:p>1.77120846702104</text:p>
          </table:table-cell>
          <table:table-cell office:value-type="string" calcext:value-type="string">
            <text:p>[('Drama', 0.36165452417847693), ('Musical', 0.07492152973247422), ('Drama', 0.06896535263051758), ('Drama', 0.06376635127719181), ('Drama|Romance', 0.049256850351719485), ('Drama', 0.034848835394302426), ('Comedy|Drama', 0.019315869693768778), ('Comedy|Drama|Musical|Romance', 0.01721119817210447), ('Fantasy|Horror|Romance|Thriller', 0.009219983353542363), ('Comedy|Romance', 0.004226924778296148)]</text:p>
          </table:table-cell>
          <table:table-cell office:value-type="string" calcext:value-type="string">
            <text:p>['Action|Crime|Thriller']</text:p>
          </table:table-cell>
          <table:table-cell office:value-type="float" office:value="3.01774691358025" calcext:value-type="float">
            <text:p>3.01774691358025</text:p>
          </table:table-cell>
          <table:table-cell office:value-type="float" office:value="1.19769964088432" calcext:value-type="float">
            <text:p>1.1976996408843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['Drama', 'Action|Drama|Thriller', 'Drama', 'Action|Adventure|Animation|Drama|Fantasy', 'Drama|Thriller', 'Comedy|Romance', 'Drama', 'Comedy|Drama', 'Drama|Fantasy|Thriller', 'Comedy|Romance', 'Fantasy|Horror|Romance|Thriller', 'Comedy|Drama|Musical|Romance', 'Drama', 'Musical', 'Drama|Romance', 'Drama', 'Comedy|Romance', 'Comedy|Drama|Romance', 'Drama|Romance', 'Action|Crime|Thriller']</text:p>
          </table:table-cell>
        </table:table-row>
        <table:table-row table:style-name="ro1">
          <table:table-cell office:value-type="string" calcext:value-type="string">
            <text:p>[3.08057994]</text:p>
          </table:table-cell>
          <table:table-cell office:value-type="float" office:value="5.29984664375327" calcext:value-type="float">
            <text:p>5.29984664375327</text:p>
          </table:table-cell>
          <table:table-cell office:value-type="string" calcext:value-type="string">
            <text:p>[8491 8505 3400 2492 1130 2808 1104 2266 <text:s/>741 1149]</text:p>
          </table:table-cell>
          <table:table-cell office:value-type="string" calcext:value-type="string">
            <text:p>[0.30367692 0.22590548 0.02423439 0.01575387 0.01304846 0.01270597 0.00778187 0.00553135 0.00494247 0.0025352 ]</text:p>
          </table:table-cell>
          <table:table-cell office:value-type="float" office:value="2.21926669966604" calcext:value-type="float">
            <text:p>2.21926669966604</text:p>
          </table:table-cell>
          <table:table-cell office:value-type="string" calcext:value-type="string">
            <text:p>[('Animation|Drama|Sci-Fi|IMAX', 0.30367692441585203), ('Action|Comedy', 0.22590547812210254), ('Comedy|Drama|Horror|Sci-Fi|Thriller', 0.024234387975740884), ('Adventure|Drama', 0.01575387324083456), ('Drama|Sci-Fi|War', 0.013048460606919558), ('Animation|Comedy|Fantasy|Sci-Fi', 0.01270597266366034), ('Adventure|Animation|Children|Comedy|Sci-Fi', 0.007781868271753941), ('Drama|Sci-Fi', 0.005531352097845124), ('Drama|Sci-Fi', 0.00494247229705506), ('Adventure|Animation|Fantasy|Romance', 0.0025351991256809692)]</text:p>
          </table:table-cell>
          <table:table-cell office:value-type="string" calcext:value-type="string">
            <text:p>['Drama|Mystery|Thriller']</text:p>
          </table:table-cell>
          <table:table-cell office:value-type="float" office:value="3.73666666666667" calcext:value-type="float">
            <text:p>3.73666666666667</text:p>
          </table:table-cell>
          <table:table-cell office:value-type="float" office:value="0.927265993241541" calcext:value-type="float">
            <text:p>0.9272659932415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'Comedy|War', 'Comedy|Drama', 'Drama|Mystery|Thriller', 'Crime|Drama|Thriller', 'Drama|Sci-Fi', 'Comedy|Horror', 'Crime|Drama', 'Comedy|Drama|War', 'Adventure|Animation|Children|Romance|Sci-Fi', 'Comedy|Drama|Romance', 'Action|Sci-Fi|Thriller', 'Animation|Children|Comedy', 'Adventure|Animation|Children|Comedy|Sci-Fi', 'Action|Adventure|Animation|Drama|Fantasy', 'Drama|Mystery|Sci-Fi|Thriller', 'Drama|Sci-Fi|War', 'Adventure|Animation|Fantasy|Romance', 'Action|Adventure|Sci-Fi', 'Action|Adventure|Animation|Sci-Fi', 'Action|Drama|War']</text:p>
          </table:table-cell>
        </table:table-row>
        <table:table-row table:style-name="ro1">
          <table:table-cell office:value-type="string" calcext:value-type="string">
            <text:p>[2.55538501]</text:p>
          </table:table-cell>
          <table:table-cell office:value-type="float" office:value="5.61937625844675" calcext:value-type="float">
            <text:p>5.61937625844675</text:p>
          </table:table-cell>
          <table:table-cell office:value-type="string" calcext:value-type="string">
            <text:p>[5240 5279 5271 3442 2520 3508 5218 3694 2536 1118]</text:p>
          </table:table-cell>
          <table:table-cell office:value-type="string" calcext:value-type="string">
            <text:p>[0.16490434 0.15496944 0.11305325 0.02661639 0.01418885 0.01408945 0.01069736 0.00740317 0.00308379 0.00207096]</text:p>
          </table:table-cell>
          <table:table-cell office:value-type="float" office:value="3.0639912447622" calcext:value-type="float">
            <text:p>3.0639912447622</text:p>
          </table:table-cell>
          <table:table-cell office:value-type="string" calcext:value-type="string">
            <text:p>[('Drama|Romance', 0.16490434102801876), ('Comedy|Musical', 0.1549694352253245), ('Crime|Drama', 0.11305325045407401), ('Drama|Romance', 0.026616393782652494), ('Comedy|Drama|Romance', 0.014188851958592773), ('Comedy|Romance', 0.014089450282729683), ('Comedy|Romance', 0.010697360037055945), ('Drama|Romance|Western', 0.0074031715962488975), ('Drama|Romance', 0.0030837893452029586), ('Comedy|War', 0.002070959027009602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</table:table-row>
        <table:table-row table:style-name="ro1">
          <table:table-cell office:value-type="string" calcext:value-type="string">
            <text:p>[4.43753018]</text:p>
          </table:table-cell>
          <table:table-cell office:value-type="float" office:value="4.75510396072521" calcext:value-type="float">
            <text:p>4.75510396072521</text:p>
          </table:table-cell>
          <table:table-cell office:value-type="string" calcext:value-type="string">
            <text:p>[2653 <text:s/>485 1406 <text:s/>576 <text:s/>654 <text:s/>553 2139 <text:s/>630 2656 <text:s/>517]</text:p>
          </table:table-cell>
          <table:table-cell office:value-type="string" calcext:value-type="string">
            <text:p>[0.20088943 0.14161878 0.1288095 <text:s/>0.09542133 0.09301984 0.07825004 0.06983388 0.03287481 0.03277444 0.01401398]</text:p>
          </table:table-cell>
          <table:table-cell office:value-type="float" office:value="0.317573779832456" calcext:value-type="float">
            <text:p>0.317573779832456</text:p>
          </table:table-cell>
          <table:table-cell office:value-type="string" calcext:value-type="string">
            <text:p>[('Adventure|Children', 0.20088942941366805), ('Adventure|Children', 0.14161878362091748), ('Comedy', 0.12880949602050176), ('Drama', 0.09542133335527066), ('Action|Children|Romance', 0.09301984044368022), ('Drama|Thriller', 0.07825003695980465), ('Adventure|Children', 0.06983387896114127), ('Comedy', 0.03287481200215886), ('Horror', 0.03277444456896676), ('Comedy', 0.014013980832440275)]</text:p>
          </table:table-cell>
          <table:table-cell office:value-type="string" calcext:value-type="string">
            <text:p>['Adventure|Animation|Children|Comedy|Fantasy|Romance']</text:p>
          </table:table-cell>
          <table:table-cell office:value-type="float" office:value="4.55263157894737" calcext:value-type="float">
            <text:p>4.55263157894737</text:p>
          </table:table-cell>
          <table:table-cell office:value-type="float" office:value="0.676576849062234" calcext:value-type="float">
            <text:p>0.6765768490622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'Adventure|Animation|Children|Comedy|Fantasy', 'Crime|Drama', 'Adventure|Children', 'Comedy|Romance', 'Comedy', 'Comedy|Romance', 'Animation|Children|Drama|Fantasy|Musical', 'Action|Sci-Fi', 'Adventure|Animation|Children|Drama|Musical|IMAX', 'Drama', 'Action|Adventure|Comedy|Crime', 'Adventure|Drama|IMAX', 'Children|Drama', 'Adventure|Drama|Fantasy|Mystery|Sci-Fi', 'Adventure|Children', 'Animation|Children|Fantasy|Musical|Romance|IMAX', 'Animation|Children|Drama|Musical|Romance', 'Adventure|Animation|Children|Comedy|Musical', 'Horror', 'Adventure|Children']</text:p>
          </table:table-cell>
        </table:table-row>
        <table:table-row table:style-name="ro1">
          <table:table-cell office:value-type="string" calcext:value-type="string">
            <text:p>[4.95131716]</text:p>
          </table:table-cell>
          <table:table-cell office:value-type="float" office:value="5.04587819124542" calcext:value-type="float">
            <text:p>5.04587819124542</text:p>
          </table:table-cell>
          <table:table-cell office:value-type="string" calcext:value-type="string">
            <text:p>[3683 <text:s/>266 3706 2437 <text:s/>305 3698 3169 2448 <text:s/>327 <text:s/>329]</text:p>
          </table:table-cell>
          <table:table-cell office:value-type="string" calcext:value-type="string">
            <text:p>[0.28653196 0.17820689 0.13874524 0.13243921 0.08961168 0.062174 0.05495599 0.03121651 0.0103614 <text:s/>0.00602055]</text:p>
          </table:table-cell>
          <table:table-cell office:value-type="float" office:value="0.0945610342044212" calcext:value-type="float">
            <text:p>0.094561034204421</text:p>
          </table:table-cell>
          <table:table-cell office:value-type="string" calcext:value-type="string">
            <text:p>[('Drama', 0.2865319645235264), ('Drama', 0.178206893091682), ('Drama', 0.13874523695483865), ('Drama|Romance', 0.13243921398308403), ('Comedy|Drama|Romance', 0.08961167927340694), ('Drama|Mystery', 0.06217399566861365), ('Drama', 0.054955993310140026), ('Drama', 0.03121650710736029), ('Drama|Mystery|Western', 0.010361401134503324), ('Comedy|Drama|Romance', 0.006020546361044311)]</text:p>
          </table:table-cell>
          <table:table-cell office:value-type="string" calcext:value-type="string">
            <text:p>['Crime|Drama']</text:p>
          </table:table-cell>
          <table:table-cell office:value-type="float" office:value="3.68941979522184" calcext:value-type="float">
            <text:p>3.68941979522184</text:p>
          </table:table-cell>
          <table:table-cell office:value-type="float" office:value="0.75887738482934" calcext:value-type="float">
            <text:p>0.758877384829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'Comedy|Crime', 'Drama', 'Drama', 'Crime|Horror|Thriller', 'Drama|War', 'Comedy|Crime|Drama|Thriller', 'Drama', 'Musical|Romance', 'Adventure|Children|Fantasy|Musical', 'Drama|War', 'Drama|Romance', 'Comedy|Drama', 'Drama|Mystery', 'Comedy|Drama', 'Action|Drama|War', 'Drama|War', 'Comedy|Drama|Romance', 'Crime|Drama', 'Comedy|Drama|Romance', 'Drama|Mystery|Western']</text:p>
          </table:table-cell>
        </table:table-row>
        <table:table-row table:style-name="ro1">
          <table:table-cell office:value-type="string" calcext:value-type="string">
            <text:p>[2.24830419]</text:p>
          </table:table-cell>
          <table:table-cell office:value-type="float" office:value="5.48387038005779" calcext:value-type="float">
            <text:p>5.48387038005779</text:p>
          </table:table-cell>
          <table:table-cell office:value-type="string" calcext:value-type="string">
            <text:p>[2064 2097 1248 2337 3141 1117 1131 1030 <text:s/>179 1054]</text:p>
          </table:table-cell>
          <table:table-cell office:value-type="string" calcext:value-type="string">
            <text:p>[0.27885092 0.06508846 0.0309281 <text:s/>0.03020601 0.02110041 0.0144809 0.00596225 0.00149972 0.00081021 0.00073385]</text:p>
          </table:table-cell>
          <table:table-cell office:value-type="float" office:value="3.23556618954375" calcext:value-type="float">
            <text:p>3.23556618954375</text:p>
          </table:table-cell>
          <table:table-cell office:value-type="string" calcext:value-type="string">
            <text:p>[('Drama|Mystery', 0.27885092076354173), ('Action|Adventure', 0.06508845733343184), ('Comedy|Crime|Mystery|Thriller', 0.03092809556429396), ('Action|Crime|Drama|Western', 0.03020601304824663), ('Action|Drama|Horror|Thriller', 0.02110040785305056), ('Action|Adventure|Animation|Drama|Fantasy', 0.01448089948633269), ('Mystery|Thriller', 0.005962250870898481), ('Action|Adventure|Comedy|Sci-Fi', 0.0014997248807321582), ('Animation|Comedy|Musical', 0.0008102138602696304), ('Action|Adventure|Sci-Fi', 0.0007338544420107349)]</text:p>
          </table:table-cell>
          <table:table-cell office:value-type="string" calcext:value-type="string">
            <text:p>['Crime|Drama']</text:p>
          </table:table-cell>
          <table:table-cell office:value-type="float" office:value="3.1657196969697" calcext:value-type="float">
            <text:p>3.1657196969697</text:p>
          </table:table-cell>
          <table:table-cell office:value-type="float" office:value="1.09081003272376" calcext:value-type="float">
            <text:p>1.0908100327237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['Action|Adventure|Animation|Drama|Fantasy', 'Action|Adventure|Sci-Fi', 'Drama|Mystery', 'Adventure|Animation|Children|Drama|Musical|IMAX', 'Action|Sci-Fi|Thriller', 'Comedy|Crime|Mystery|Thriller', 'Mystery|Thriller', 'Action|Adventure', 'Action|Comedy|Crime|Mystery', 'Action|Adventure|Comedy|Sci-Fi', 'Mystery|Thriller', 'Action|Crime|Thriller', 'Crime|Drama', 'Mystery|Thriller', 'Action|Crime|Drama|Western', 'Action|Drama|Horror|Thriller', 'Action|Crime|Drama|IMAX', 'Adventure|Animation|Children|Comedy|Crime|Fantasy|Mystery', 'Action|Adventure|Sci-Fi', 'Comedy|Drama']</text:p>
          </table:table-cell>
        </table:table-row>
        <table:table-row table:style-name="ro1">
          <table:table-cell office:value-type="string" calcext:value-type="string">
            <text:p>[4.96705809]</text:p>
          </table:table-cell>
          <table:table-cell office:value-type="float" office:value="4.42833046351606" calcext:value-type="float">
            <text:p>4.42833046351606</text:p>
          </table:table-cell>
          <table:table-cell office:value-type="string" calcext:value-type="string">
            <text:p>[1809 1811 <text:s/>737 1021 1042 <text:s/>752 <text:s/>431 <text:s/>744 <text:s text:c="2"/>73 <text:s/>753]</text:p>
          </table:table-cell>
          <table:table-cell office:value-type="string" calcext:value-type="string">
            <text:p>[0.52340051 0.16815531 0.15388248 0.04607663 0.03727567 0.02852895 0.01285507 0.01076601 0.00713613 0.00533485]</text:p>
          </table:table-cell>
          <table:table-cell office:value-type="float" office:value="0.538727624221146" calcext:value-type="float">
            <text:p>0.538727624221146</text:p>
          </table:table-cell>
          <table:table-cell office:value-type="string" calcext:value-type="string">
            <text:p>[('Action|Comedy', 0.5234005095892426), ('Action|Adventure|Comedy|Thriller', 0.1681553050188268), ('Action|Adventure|Thriller', 0.1538824813860547), ('Comedy|Crime|Thriller', 0.04607663197992258), ('Drama', 0.03727567046183268), ('Crime|Thriller', 0.028528952108385887), ('Action|Drama|Romance', 0.012855073312532422), ('Adventure|Animation|Children|Comedy|Fantasy|Romance', 0.010766010113012255), ('Action|Adventure|Sci-Fi', 0.007136130630393131), ('Adventure|Fantasy', 0.00533485294723747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19444444444444" calcext:value-type="float">
            <text:p>4.19444444444444</text:p>
          </table:table-cell>
          <table:table-cell office:value-type="float" office:value="0.81033067476749" calcext:value-type="float">
            <text:p>0.810330674767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'Crime|Drama', 'Crime|Thriller', 'Action|Adventure|Sci-Fi', 'Drama', 'Crime|Horror|Thriller', 'Action|Adventure|Sci-Fi', 'Comedy|Crime|Thriller', 'Action|Drama|Romance', 'Action|Adventure|Comedy|Thriller', 'Adventure|Fantasy', 'Action|Adventure|Thriller', 'Action|Sci-Fi|Thriller', 'Adventure|Animation|Children|Comedy|Fantasy|Romance', 'Action|Drama|War', 'Action|Comedy', 'Drama', 'Action|Sci-Fi|Thriller', 'Action|Adventure|Drama|Sci-Fi', 'Action|Adventure|Sci-Fi|IMAX', 'Action|Thriller|War']</text:p>
          </table:table-cell>
        </table:table-row>
        <table:table-row table:style-name="ro1">
          <table:table-cell office:value-type="string" calcext:value-type="string">
            <text:p>[4.58770539]</text:p>
          </table:table-cell>
          <table:table-cell office:value-type="float" office:value="4.30216421592884" calcext:value-type="float">
            <text:p>4.30216421592884</text:p>
          </table:table-cell>
          <table:table-cell office:value-type="string" calcext:value-type="string">
            <text:p>[2069 <text:s/>461 <text:s/>584 <text:s/>504 <text:s/>495 <text:s text:c="2"/>31 <text:s text:c="3"/>7 <text:s text:c="2"/>16 <text:s text:c="2"/>20 <text:s text:c="2"/>34]</text:p>
          </table:table-cell>
          <table:table-cell office:value-type="string" calcext:value-type="string">
            <text:p>[0.21220797 0.14576284 0.11699596 0.09903606 0.09677579 0.090337 0.06119043 0.05184047 0.03804481 0.00668719]</text:p>
          </table:table-cell>
          <table:table-cell office:value-type="float" office:value="0.285541173632929" calcext:value-type="float">
            <text:p>0.285541173632929</text:p>
          </table:table-cell>
          <table:table-cell office:value-type="string" calcext:value-type="string">
            <text:p>[('Drama', 0.21220796522039456), ('Crime|Drama', 0.1457628383544325), ('Action|Crime|Thriller', 0.11699595583686884), ('Drama', 0.09903606333424624), ('Drama|Romance', 0.09677579374523235), ('Action|Drama|Western', 0.09033700104101967), ('Action|Drama|War', 0.0611904346532519), ('Comedy|Crime|Drama|Thriller', 0.05184046778439396), ('Comedy|Drama|Romance|War', 0.03804480582354503), ('Crime|Horror|Thriller', 0.006687190148712007)]</text:p>
          </table:table-cell>
          <table:table-cell office:value-type="string" calcext:value-type="string">
            <text:p>['Crime|Drama']</text:p>
          </table:table-cell>
          <table:table-cell office:value-type="float" office:value="3.22047244094488" calcext:value-type="float">
            <text:p>3.22047244094488</text:p>
          </table:table-cell>
          <table:table-cell office:value-type="float" office:value="0.686350451412312" calcext:value-type="float">
            <text:p>0.686350451412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'Crime|Drama', 'Action|Drama|War', 'Drama', 'Comedy|Crime|Drama|Thriller', 'Action|Drama|Western', 'Drama|Romance', 'Action|Crime|Thriller', 'Drama', 'Comedy|Drama|Romance|War', 'Crime|Drama', 'Comedy|Drama|Romance', 'Crime|Drama', 'Drama|Romance', 'Drama', 'Crime|Drama|Thriller', 'Comedy|Crime|Drama', 'Crime|Horror|Thriller', 'Drama|Musical', 'Crime|Thriller', 'Mystery|Sci-Fi|Thriller']</text:p>
          </table:table-cell>
        </table:table-row>
        <table:table-row table:style-name="ro1">
          <table:table-cell office:value-type="string" calcext:value-type="string">
            <text:p>[4.98030297]</text:p>
          </table:table-cell>
          <table:table-cell office:value-type="float" office:value="5.06701087682318" calcext:value-type="float">
            <text:p>5.06701087682318</text:p>
          </table:table-cell>
          <table:table-cell office:value-type="string" calcext:value-type="string">
            <text:p>[6971 6968 6977 6302 3669 3158 2032 4517 2872 5612]</text:p>
          </table:table-cell>
          <table:table-cell office:value-type="string" calcext:value-type="string">
            <text:p>[0.33161008 0.19721872 0.1921601 <text:s/>0.07704059 0.0681909 <text:s/>0.06637636 0.02159239 0.01997773 0.01758496 0.00430875]</text:p>
          </table:table-cell>
          <table:table-cell office:value-type="float" office:value="0.0867079039925613" calcext:value-type="float">
            <text:p>0.086707903992561</text:p>
          </table:table-cell>
          <table:table-cell office:value-type="string" calcext:value-type="string">
            <text:p>[('Documentary', 0.33161008320270796), ('Drama|Mystery|Thriller', 0.19721871726696538), ('Crime|Thriller', 0.1921601038706796), ('Action|Drama|Horror|Sci-Fi|Thriller', 0.07704059344938462), ('Drama', 0.06819090394327346), ('Documentary', 0.06637635906461181), ('Comedy|Drama|Romance', 0.02159238950536594), ('Comedy|Documentary', 0.019977733928286712), ('Action|Drama|War', 0.01758496093352337), ('Adventure|Drama', 0.004308749401325541)]</text:p>
          </table:table-cell>
          <table:table-cell office:value-type="string" calcext:value-type="string">
            <text:p>['Drama|Romance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</table:table-row>
        <table:table-row table:style-name="ro1">
          <table:table-cell office:value-type="string" calcext:value-type="string">
            <text:p>[2.70615221]</text:p>
          </table:table-cell>
          <table:table-cell office:value-type="float" office:value="3.94291280508574" calcext:value-type="float">
            <text:p>3.94291280508574</text:p>
          </table:table-cell>
          <table:table-cell office:value-type="string" calcext:value-type="string">
            <text:p>[2017 4597 2005 1335 2129 1042 <text:s/>765 <text:s/>233 <text:s/>884 <text:s text:c="2"/>20]</text:p>
          </table:table-cell>
          <table:table-cell office:value-type="string" calcext:value-type="string">
            <text:p>[0.2098521 <text:s/>0.13949222 0.08660102 0.0424201 <text:s/>0.02708872 0.01486828 0.01255606 0.00621774 0.00162512 0.00074621]</text:p>
          </table:table-cell>
          <table:table-cell office:value-type="float" office:value="1.23676059093783" calcext:value-type="float">
            <text:p>1.23676059093783</text:p>
          </table:table-cell>
          <table:table-cell office:value-type="string" calcext:value-type="string">
            <text:p>[('Comedy', 0.20985209515748424), ('Comedy', 0.1394922155759492), ('Action|Comedy', 0.08660102371651784), ('Comedy|Fantasy', 0.042420103826437586), ('Action|Comedy|Crime', 0.027088720527963434), ('Drama', 0.01486827935267111), ('Crime|Drama', 0.012556063260185662), ('Drama|Romance', 0.006217744236607543), ('Comedy', 0.001625122445177896), ('Comedy|Drama|Romance|War', 0.0007462077501167903)]</text:p>
          </table:table-cell>
          <table:table-cell office:value-type="string" calcext:value-type="string">
            <text:p>['Crime|Drama']</text:p>
          </table:table-cell>
          <table:table-cell office:value-type="float" office:value="2.75090252707581" calcext:value-type="float">
            <text:p>2.75090252707581</text:p>
          </table:table-cell>
          <table:table-cell office:value-type="float" office:value="1.07785767325015" calcext:value-type="float">
            <text:p>1.0778576732501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'Action|Comedy|Crime', 'Comedy|Fantasy', 'Comedy', 'Action|Comedy', 'Drama|Romance', 'Crime|Drama', 'Comedy', 'Drama', 'Adventure|Comedy|Sci-Fi', 'Comedy|Drama|Romance|War', 'Comedy', 'Crime|Drama', 'Comedy', 'Action|Comedy|Crime', 'Animation|Comedy', 'Comedy', 'Action|Comedy', 'Comedy|Romance', 'Comedy', 'Comedy|Horror']</text:p>
          </table:table-cell>
        </table:table-row>
        <table:table-row table:style-name="ro1">
          <table:table-cell office:value-type="string" calcext:value-type="string">
            <text:p>[4.88481468]</text:p>
          </table:table-cell>
          <table:table-cell office:value-type="float" office:value="5.26747904658894" calcext:value-type="float">
            <text:p>5.26747904658894</text:p>
          </table:table-cell>
          <table:table-cell office:value-type="string" calcext:value-type="string">
            <text:p>[9371 9354 6448 5076 7258 9389 9399 5293 9355 9364]</text:p>
          </table:table-cell>
          <table:table-cell office:value-type="string" calcext:value-type="string">
            <text:p>[0.25475958 0.15452773 0.13633292 0.12786781 0.11743044 0.08580992 0.07144625 0.01575638 0.01052846 0.00250344]</text:p>
          </table:table-cell>
          <table:table-cell office:value-type="float" office:value="0.382664362625167" calcext:value-type="float">
            <text:p>0.382664362625167</text:p>
          </table:table-cell>
          <table:table-cell office:value-type="string" calcext:value-type="string">
            <text:p>[('Drama', 0.25475958280834793), ('Drama', 0.15452772862864597), ('Comedy|Drama', 0.13633292146523404), ('Drama', 0.1278678106239603), ('Drama|Horror|Thriller', 0.11743044285190213), ('Drama|War', 0.08580991706719766), ('Drama', 0.07144624782713793), ('Drama', 0.015756379768964632), ('Drama|Fantasy|Romance', 0.010528461794081206), ('Horror', 0.0025034439572816196)]</text:p>
          </table:table-cell>
          <table:table-cell office:value-type="string" calcext:value-type="string">
            <text:p>['Crime|Drama']</text:p>
          </table:table-cell>
          <table:table-cell office:value-type="float" office:value="3.50795334040297" calcext:value-type="float">
            <text:p>3.50795334040297</text:p>
          </table:table-cell>
          <table:table-cell office:value-type="float" office:value="1.1530265167836" calcext:value-type="float">
            <text:p>1.1530265167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'Drama|Romance', 'Drama|War', 'Documentary', 'Crime|Drama|Thriller', 'Drama|Romance', 'Comedy|Drama|Romance', 'Drama', 'Drama', 'Comedy', 'Action|Drama|War', 'Drama|Romance|Western', 'Drama', 'Drama', 'Comedy|Drama|Romance', 'Documentary', 'Drama', 'Crime|Drama', 'Comedy|Crime|Thriller', 'Drama', 'Drama']</text:p>
          </table:table-cell>
        </table:table-row>
        <table:table-row table:style-name="ro1">
          <table:table-cell office:value-type="string" calcext:value-type="string">
            <text:p>[3.69557369]</text:p>
          </table:table-cell>
          <table:table-cell office:value-type="float" office:value="5.55728417263469" calcext:value-type="float">
            <text:p>5.55728417263469</text:p>
          </table:table-cell>
          <table:table-cell office:value-type="string" calcext:value-type="string">
            <text:p>[2905 2964 <text:s text:c="2"/>43 2981 2948 2970 2907 2929 2975 2934]</text:p>
          </table:table-cell>
          <table:table-cell office:value-type="string" calcext:value-type="string">
            <text:p>[0.34660139 0.11191098 0.07147983 0.05679069 0.04997049 0.03618969 0.03198943 0.0233345 <text:s/>0.00909259 0.00175515]</text:p>
          </table:table-cell>
          <table:table-cell office:value-type="float" office:value="1.86171048527333" calcext:value-type="float">
            <text:p>1.86171048527333</text:p>
          </table:table-cell>
          <table:table-cell office:value-type="string" calcext:value-type="string">
            <text:p>[('Horror', 0.3466013901079729), ('Action|Adventure|Comedy', 0.11191098156279598), ('Comedy|Romance', 0.07147983011025237), ('Animation|Children|Comedy', 0.05679068790648676), ('Drama|Sci-Fi', 0.04997048584292521), ('Comedy', 0.03618968564859497), ('Adventure|Drama|Mystery|Thriller', 0.03198943214345894), ('Children|Comedy', 0.023334498927156496), ('Horror', 0.00909259409081109), ('Horror', 0.0017551511318178573)]</text:p>
          </table:table-cell>
          <table:table-cell office:value-type="string" calcext:value-type="string">
            <text:p>['Horror|Sci-Fi']</text:p>
          </table:table-cell>
          <table:table-cell office:value-type="float" office:value="3.77576601671309" calcext:value-type="float">
            <text:p>3.77576601671309</text:p>
          </table:table-cell>
          <table:table-cell office:value-type="float" office:value="1.2396638554462" calcext:value-type="float">
            <text:p>1.239663855446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['Children|Drama|Fantasy', 'Comedy', 'Action|Crime|Drama', 'Comedy|Romance', 'Comedy|Mystery|Thriller', 'Drama', 'Drama|War', 'Adventure|Sci-Fi', 'Drama', 'Action|Crime|Drama', 'Adventure|Drama|Sci-Fi', 'Adventure|Fantasy', 'Adventure|Comedy|Fantasy', 'Crime|Drama', 'Crime|Drama|Film-Noir', 'Comedy|Drama|Fantasy|Romance', 'Action|Crime|Thriller', 'Drama', 'Comedy|Drama|Romance', 'Comedy']</text:p>
          </table:table-cell>
        </table:table-row>
        <table:table-row table:style-name="ro1">
          <table:table-cell office:value-type="string" calcext:value-type="string">
            <text:p>[2.08101846]</text:p>
          </table:table-cell>
          <table:table-cell office:value-type="float" office:value="2.46250939494193" calcext:value-type="float">
            <text:p>2.46250939494193</text:p>
          </table:table-cell>
          <table:table-cell office:value-type="string" calcext:value-type="string">
            <text:p>[ <text:s/>78 <text:s/>835 <text:s/>119 1423 2439 2037 1580 1711 <text:s/>694 <text:s/>329]</text:p>
          </table:table-cell>
          <table:table-cell office:value-type="string" calcext:value-type="string">
            <text:p>[0.15075672 0.12194756 0.12169604 0.06904696 0.06326655 0.02301577 0.01171296 0.01127502 0.00135097 0.00127279]</text:p>
          </table:table-cell>
          <table:table-cell office:value-type="float" office:value="0.381490930446462" calcext:value-type="float">
            <text:p>0.381490930446462</text:p>
          </table:table-cell>
          <table:table-cell office:value-type="string" calcext:value-type="string">
            <text:p>[('Drama|War', 0.15075672164594506), ('Adventure|Comedy|Sci-Fi', 0.12194756309590368), ('Adventure|Comedy|Sci-Fi|Western', 0.12169604407536458), ('Comedy|Sci-Fi', 0.06904695624701392), ('Comedy|Drama', 0.06326655321418946), ('Drama', 0.02301577314585465), ('Comedy|Drama|Romance', 0.011712958264824673), ('Adventure|Children|Comedy|Musical', 0.011275015772220731), ('Comedy|Horror|Thriller', 0.0013509672737854492), ('Comedy|Drama|Romance', 0.001272792918628434)]</text:p>
          </table:table-cell>
          <table:table-cell office:value-type="string" calcext:value-type="string">
            <text:p>['Adventure|Comedy|Sci-Fi']</text:p>
          </table:table-cell>
          <table:table-cell office:value-type="float" office:value="2.14583333333333" calcext:value-type="float">
            <text:p>2.14583333333333</text:p>
          </table:table-cell>
          <table:table-cell office:value-type="float" office:value="1.03560737680305" calcext:value-type="float">
            <text:p>1.0356073768030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'Adventure|Comedy|Sci-Fi', 'Drama|War', 'Adventure|Comedy|Sci-Fi|Western', 'Adventure|Comedy|Sci-Fi', 'Comedy|Drama', 'Comedy|Sci-Fi', 'Comedy|Drama|Romance', 'Adventure|Children|Comedy|Musical', 'Comedy|Drama', 'Comedy|Drama|Fantasy|Romance', 'Action|Comedy|Western', 'Adventure|Children|Comedy|Musical', 'Drama', 'Comedy|Drama|Romance', 'Comedy|Horror|Thriller', 'Animation|Musical', 'Action|Adventure|Fantasy|Horror', 'Comedy', 'Comedy|Drama|Romance', 'Adventure|Fantasy']</text:p>
          </table:table-cell>
        </table:table-row>
        <table:table-row table:style-name="ro1">
          <table:table-cell office:value-type="string" calcext:value-type="string">
            <text:p>[4.96619255]</text:p>
          </table:table-cell>
          <table:table-cell office:value-type="float" office:value="4.71765288217735" calcext:value-type="float">
            <text:p>4.71765288217735</text:p>
          </table:table-cell>
          <table:table-cell office:value-type="string" calcext:value-type="string">
            <text:p>[3232 1216 3219 2229 3224 3233 <text:s/>175 2080 2084 2075]</text:p>
          </table:table-cell>
          <table:table-cell office:value-type="string" calcext:value-type="string">
            <text:p>[0.36207989 0.2593718 <text:s/>0.10880453 0.06528297 0.05772791 0.04851186 0.03343718 0.02245176 0.01988375 0.01568686]</text:p>
          </table:table-cell>
          <table:table-cell office:value-type="float" office:value="0.248539669427304" calcext:value-type="float">
            <text:p>0.248539669427304</text:p>
          </table:table-cell>
          <table:table-cell office:value-type="string" calcext:value-type="string">
            <text:p>[('Western', 0.36207989184406586), ('Crime|Drama|Thriller', 0.25937180319287517), ('Drama', 0.10880452764214876), ('Drama|War', 0.06528296819966495), ('Drama', 0.05772791118681582), ('Drama', 0.04851186450135698), ('Drama|Horror|Sci-Fi', 0.033437177762031214), ('Comedy|Drama', 0.022451757119124133), ('Crime|Film-Noir|Mystery', 0.019883753199595688), ('Drama|War', 0.015686855673251128)]</text:p>
          </table:table-cell>
          <table:table-cell office:value-type="string" calcext:value-type="string">
            <text:p>['Mystery|Thriller']</text:p>
          </table:table-cell>
          <table:table-cell office:value-type="float" office:value="4.02028985507246" calcext:value-type="float">
            <text:p>4.02028985507246</text:p>
          </table:table-cell>
          <table:table-cell office:value-type="float" office:value="0.734961245186483" calcext:value-type="float">
            <text:p>0.73496124518648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['Mystery|Sci-Fi|Thriller', 'Comedy|Drama|Romance', 'Action|Crime|Thriller', 'Action|Adventure|Sci-Fi|IMAX', 'Action|Adventure|Drama|Fantasy', 'Drama', 'Action|Crime|Thriller', 'Drama', 'Adventure|Fantasy', 'Crime|Drama|Sci-Fi|Thriller', 'Crime|Drama', 'Adventure|Comedy|Fantasy', 'Adventure|Fantasy', 'Adventure|Animation|Children|Comedy|Fantasy|Romance', 'Comedy|Drama|Romance', 'Drama', 'Comedy|Drama|Romance', 'Comedy|Drama|Romance', 'Comedy|Drama|Romance', 'Drama|War']</text:p>
          </table:table-cell>
        </table:table-row>
        <table:table-row table:style-name="ro1">
          <table:table-cell office:value-type="string" calcext:value-type="string">
            <text:p>[3.85413927]</text:p>
          </table:table-cell>
          <table:table-cell office:value-type="float" office:value="4.85624138346875" calcext:value-type="float">
            <text:p>4.85624138346875</text:p>
          </table:table-cell>
          <table:table-cell office:value-type="string" calcext:value-type="string">
            <text:p>[2308 4147 <text:s/>802 3080 1248 1700 1836 1160 <text:s/>894 3350]</text:p>
          </table:table-cell>
          <table:table-cell office:value-type="string" calcext:value-type="string">
            <text:p>[0.24324714 0.17513703 0.17013949 0.08767782 0.04549104 0.02241842 0.01087274 0.00758247 0.00595444 0.00230727]</text:p>
          </table:table-cell>
          <table:table-cell office:value-type="float" office:value="1.00210211375301" calcext:value-type="float">
            <text:p>1.00210211375301</text:p>
          </table:table-cell>
          <table:table-cell office:value-type="string" calcext:value-type="string">
            <text:p>[('Crime|Drama|Film-Noir|Mystery', 0.24324713586778166), ('Drama|Fantasy|Musical|Romance', 0.17513703010451392), ('Action|Comedy', 0.17013949497765554), ('Action|Thriller', 0.08767782011661152), ('Comedy|Crime|Mystery|Thriller', 0.045491037481082096), ('Comedy|Crime', 0.02241841976705087), ('Children|Comedy|Drama', 0.01087273888703917), ('Comedy', 0.00758247430296134), ('Action|Adventure|Comedy|Romance', 0.005954435506832423), ('Adventure|Comedy', 0.0023072669316196626)]</text:p>
          </table:table-cell>
          <table:table-cell office:value-type="string" calcext:value-type="string">
            <text:p>['Adventure|Fantasy']</text:p>
          </table:table-cell>
          <table:table-cell office:value-type="float" office:value="3.80988023952096" calcext:value-type="float">
            <text:p>3.80988023952096</text:p>
          </table:table-cell>
          <table:table-cell office:value-type="float" office:value="0.837335014063778" calcext:value-type="float">
            <text:p>0.8373350140637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'Comedy|Crime|Mystery|Thriller', 'Comedy', 'Comedy|Drama|Romance', 'Comedy|Crime|Romance', 'Action|Comedy|Crime|Mystery', 'Action|Adventure|Sci-Fi', 'Comedy|Romance', 'Action|Adventure|Fantasy', 'Adventure|Comedy|Drama', 'Comedy|Crime', 'Comedy|Romance', 'Comedy', 'Action|Adventure|Thriller', 'Crime|Drama|Film-Noir|Mystery', 'Action|Drama|Thriller', 'Action|Fantasy|War|IMAX', 'Action|Adventure|Comedy|Fantasy|Romance', 'Action|Adventure|Sci-Fi', 'Children|Comedy|Drama', 'Comedy|Romance']</text:p>
          </table:table-cell>
        </table:table-row>
        <table:table-row table:style-name="ro1">
          <table:table-cell office:value-type="string" calcext:value-type="string">
            <text:p>[4.54795023]</text:p>
          </table:table-cell>
          <table:table-cell office:value-type="float" office:value="4.47937536418871" calcext:value-type="float">
            <text:p>4.47937536418871</text:p>
          </table:table-cell>
          <table:table-cell office:value-type="string" calcext:value-type="string">
            <text:p>[3751 4877 3008 2424 2677 <text:s/>353 2395 1112 <text:s text:c="2"/>44 <text:s/>268]</text:p>
          </table:table-cell>
          <table:table-cell office:value-type="string" calcext:value-type="string">
            <text:p>[0.53322426 0.23219951 0.05350777 0.0299534 <text:s/>0.02281025 0.01117906 0.01090677 0.00691847 0.00636801 0.00252253]</text:p>
          </table:table-cell>
          <table:table-cell office:value-type="float" office:value="0.0685748684851077" calcext:value-type="float">
            <text:p>0.068574868485108</text:p>
          </table:table-cell>
          <table:table-cell office:value-type="string" calcext:value-type="string">
            <text:p>[('Comedy|Drama', 0.5332242583898757), ('Drama', 0.23219950868100084), ('Comedy|Romance', 0.05350777306341204), ('Documentary', 0.029953404201169494), ('Documentary', 0.022810251437405917), ('Drama', 0.011179061597459869), ('Adventure|Drama|War', 0.010906768830053782), ('Drama|War', 0.006918472480720805), ('Adventure|Children|Fantasy|Musical', 0.006368014630620854), ('Drama|War', 0.002522533223044932)]</text:p>
          </table:table-cell>
          <table:table-cell office:value-type="string" calcext:value-type="string">
            <text:p>['Adventure|Fantasy']</text:p>
          </table:table-cell>
          <table:table-cell office:value-type="float" office:value="3.97872340425532" calcext:value-type="float">
            <text:p>3.97872340425532</text:p>
          </table:table-cell>
          <table:table-cell office:value-type="float" office:value="0.711786137161351" calcext:value-type="float">
            <text:p>0.7117861371613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Crime|Horror', 'Action|Sci-Fi|Thriller', 'Documentary', 'Documentary', 'Comedy|War', 'Adventure|Fantasy', 'Adventure|Children|Fantasy|Musical', 'Drama|Mystery', 'Drama', 'Action|Adventure|Drama|Fantasy', 'Drama|Film-Noir|Romance', 'Drama|War', 'Adventure|Comedy|Fantasy', 'Adventure|Drama|War', 'Crime|Drama|Thriller', 'Crime|Drama', 'Drama', 'Drama|War', 'Horror|Sci-Fi', 'Comedy|Drama']</text:p>
          </table:table-cell>
        </table:table-row>
        <table:table-row table:style-name="ro1">
          <table:table-cell office:value-type="string" calcext:value-type="string">
            <text:p>[3.34791837]</text:p>
          </table:table-cell>
          <table:table-cell office:value-type="float" office:value="3.33769475701591" calcext:value-type="float">
            <text:p>3.33769475701591</text:p>
          </table:table-cell>
          <table:table-cell office:value-type="string" calcext:value-type="string">
            <text:p>[2522 1009 1910 <text:s/>253 1248 <text:s/>895 <text:s/>903 <text:s/>813 2060 <text:s/>932]</text:p>
          </table:table-cell>
          <table:table-cell office:value-type="string" calcext:value-type="string">
            <text:p>[0.20761729 0.16197214 0.12204855 0.06712855 0.05221037 0.0238179 0.02077711 0.01610287 0.00972459 0.0093623 ]</text:p>
          </table:table-cell>
          <table:table-cell office:value-type="float" office:value="0.0102236123272488" calcext:value-type="float">
            <text:p>0.010223612327249</text:p>
          </table:table-cell>
          <table:table-cell office:value-type="string" calcext:value-type="string">
            <text:p>[('Drama|Fantasy|Horror|Romance', 0.20761728701205973), ('Drama', 0.16197214045670108), ('Comedy|Romance', 0.12204854987005491), ('Sci-Fi|IMAX', 0.06712854504094273), ('Comedy|Crime|Mystery|Thriller', 0.05221036886267563), ('Drama|Romance', 0.023817896033643305), ('Comedy|Drama|Romance', 0.02077711472898509), ('Crime|Drama', 0.016102870120470993), ('Drama|Western', 0.00972458949059992), ('Comedy|Romance', 0.009362304016882936)]</text:p>
          </table:table-cell>
          <table:table-cell office:value-type="string" calcext:value-type="string">
            <text:p>['Comedy|Romance']</text:p>
          </table:table-cell>
          <table:table-cell office:value-type="float" office:value="3.26190476190476" calcext:value-type="float">
            <text:p>3.26190476190476</text:p>
          </table:table-cell>
          <table:table-cell office:value-type="float" office:value="1.14558206892566" calcext:value-type="float">
            <text:p>1.1455820689256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'Comedy|Romance', 'Comedy|Romance', 'Drama', 'Drama|Fantasy|Horror|Romance', 'Sci-Fi|IMAX', 'Comedy|Crime|Mystery|Thriller', 'Comedy|Drama|Romance', 'Drama', 'Drama|Romance', 'Comedy|Romance', 'Horror|Sci-Fi|Thriller', 'Drama|Romance', 'Drama|Romance', 'Drama|Western', 'Crime|Drama', 'Drama', 'Documentary|Drama', 'Action|Adventure|Sci-Fi', 'Crime|Drama|Thriller', 'Comedy|Drama|Romance']</text:p>
          </table:table-cell>
        </table:table-row>
        <table:table-row table:style-name="ro1">
          <table:table-cell office:value-type="string" calcext:value-type="string">
            <text:p>[4.93970802]</text:p>
          </table:table-cell>
          <table:table-cell office:value-type="float" office:value="4.53875824014061" calcext:value-type="float">
            <text:p>4.53875824014061</text:p>
          </table:table-cell>
          <table:table-cell office:value-type="string" calcext:value-type="string">
            <text:p>[2943 4272 2756 <text:s text:c="2"/>91 4261 3551 2074 3168 3139 2039]</text:p>
          </table:table-cell>
          <table:table-cell office:value-type="string" calcext:value-type="string">
            <text:p>[0.30771923 0.21071333 0.08437428 0.08105031 0.07778486 0.06449698 0.06245548 0.04345755 0.03698758 0.01890201]</text:p>
          </table:table-cell>
          <table:table-cell office:value-type="float" office:value="0.400949780048974" calcext:value-type="float">
            <text:p>0.400949780048974</text:p>
          </table:table-cell>
          <table:table-cell office:value-type="string" calcext:value-type="string">
            <text:p>[('Horror', 0.3077192254235937), ('Drama|War', 0.2107133342715516), ('Documentary', 0.08437427716331308), ('Horror', 0.08105030773891626), ('Drama|War', 0.07778486075183137), ('Action|Adventure|Drama|War', 0.0644969757029561), ('Comedy|Drama|Romance', 0.06245548459719315), ('Horror|Sci-Fi|Thriller', 0.04345755113916124), ('Fantasy|Horror|Thriller', 0.036987577395755714), ('Drama|Horror|Thriller', 0.0189020098536444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7085201793722" calcext:value-type="float">
            <text:p>3.7085201793722</text:p>
          </table:table-cell>
          <table:table-cell office:value-type="float" office:value="0.862922897322141" calcext:value-type="float">
            <text:p>0.862922897322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'Adventure|Fantasy', 'Adventure|Drama|War', 'Drama|War', 'Drama|Horror|Thriller', 'Drama|Romance', 'Horror', 'Adventure|Drama|Sci-Fi', 'Crime|Drama|Thriller', 'Action|Sci-Fi|Thriller', 'Drama|War', 'Comedy|Drama|Romance', 'Documentary', 'Crime|Drama', 'Crime|Film-Noir|Mystery|Thriller', 'Crime|Horror', 'Comedy|Horror', 'Action|Adventure|Sci-Fi|Thriller', 'Action|Adventure|Sci-Fi', 'Action|Drama|War', 'Crime|Drama|Sci-Fi|Thriller']</text:p>
          </table:table-cell>
        </table:table-row>
        <table:table-row table:style-name="ro1">
          <table:table-cell office:value-type="string" calcext:value-type="string">
            <text:p>[3.05035891]</text:p>
          </table:table-cell>
          <table:table-cell office:value-type="float" office:value="4.63636798976509" calcext:value-type="float">
            <text:p>4.63636798976509</text:p>
          </table:table-cell>
          <table:table-cell office:value-type="string" calcext:value-type="string">
            <text:p>[3051 <text:s/>308 <text:s/>493 <text:s/>540 <text:s text:c="2"/>18 2424 <text:s text:c="2"/>25 <text:s/>520 <text:s/>531 <text:s/>460]</text:p>
          </table:table-cell>
          <table:table-cell office:value-type="string" calcext:value-type="string">
            <text:p>[0.19942623 0.13763341 0.11366021 0.05258985 0.03317527 0.02949691 0.01688222 0.01148468 0.00919553 0.00652747]</text:p>
          </table:table-cell>
          <table:table-cell office:value-type="float" office:value="1.58600907726934" calcext:value-type="float">
            <text:p>1.58600907726934</text:p>
          </table:table-cell>
          <table:table-cell office:value-type="string" calcext:value-type="string">
            <text:p>[('Drama|Thriller', 0.19942622778861785), ('Comedy|Drama|Thriller', 0.13763341261117512), ('Crime|Drama|Horror|Mystery|Thriller', 0.11366021071287749), ('Comedy|Romance', 0.05258985050087658), ('Comedy', 0.03317526780913694), ('Documentary', 0.02949691472587481), ('Thriller', 0.016882217895921064), ('Action|Adventure|Comedy|Crime', 0.011484683447731646), ('Action|Crime|Thriller', 0.009195529792824429), ('Children|Drama', 0.006527467214112843)]</text:p>
          </table:table-cell>
          <table:table-cell office:value-type="string" calcext:value-type="string">
            <text:p>['Crime|Drama']</text:p>
          </table:table-cell>
          <table:table-cell office:value-type="float" office:value="3.48888888888889" calcext:value-type="float">
            <text:p>3.48888888888889</text:p>
          </table:table-cell>
          <table:table-cell office:value-type="float" office:value="1.07749137088006" calcext:value-type="float">
            <text:p>1.07749137088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'Adventure|Animation|Children|Comedy|Fantasy', 'Action|Crime|Thriller', 'Documentary', 'Comedy|Drama|Thriller', 'Mystery|Sci-Fi|Thriller', 'Thriller', 'Action|Crime|Drama|Thriller', 'Children|Drama', 'Comedy', 'Crime|Horror|Thriller', 'Comedy|Romance', 'Comedy', 'Comedy|Crime|Drama|Thriller', 'Drama|Thriller|War', 'Action|Adventure|Comedy|Crime', 'Crime|Drama|Horror|Mystery|Thriller', 'Mystery|Thriller', 'Crime|Drama', 'Drama|Thriller', 'Comedy']</text:p>
          </table:table-cell>
        </table:table-row>
        <table:table-row table:style-name="ro1">
          <table:table-cell office:value-type="string" calcext:value-type="string">
            <text:p>[4.91616862]</text:p>
          </table:table-cell>
          <table:table-cell office:value-type="float" office:value="4.8883255096293" calcext:value-type="float">
            <text:p>4.8883255096293</text:p>
          </table:table-cell>
          <table:table-cell office:value-type="string" calcext:value-type="string">
            <text:p>[ <text:s/>8 584 465 531 <text:s/>25 <text:s text:c="2"/>3 <text:s text:c="2"/>7 292 <text:s/>28 <text:s text:c="2"/>4]</text:p>
          </table:table-cell>
          <table:table-cell office:value-type="string" calcext:value-type="string">
            <text:p>[0.32786781 0.28694548 0.11843781 0.09201273 0.048179 <text:s text:c="2"/>0.03663429 0.03274625 0.02572313 0.00950059 0.00518665]</text:p>
          </table:table-cell>
          <table:table-cell office:value-type="float" office:value="0.0278431137009845" calcext:value-type="float">
            <text:p>0.027843113700985</text:p>
          </table:table-cell>
          <table:table-cell office:value-type="string" calcext:value-type="string">
            <text:p>[('Action|Drama|Romance|War', 0.32786780931373105), ('Action|Crime|Thriller', 0.28694548334708764), ('Drama|Horror', 0.1184378078547991), ('Action|Crime|Thriller', 0.09201272526817654), ('Thriller', 0.048178996589994985), ('Mystery|Thriller', 0.03663428785377035), ('Action|Drama|War', 0.032746248420131976), ('Mystery|Sci-Fi|Thriller', 0.02572312885898726), ('Drama|War', 0.009500585220321264), ('Crime|Mystery|Thriller', 0.005186651939057558)]</text:p>
          </table:table-cell>
          <table:table-cell office:value-type="string" calcext:value-type="string">
            <text:p>['Crime|Drama']</text:p>
          </table:table-cell>
          <table:table-cell office:value-type="float" office:value="3.78" calcext:value-type="float">
            <text:p>3.78</text:p>
          </table:table-cell>
          <table:table-cell office:value-type="float" office:value="0.900888450364417" calcext:value-type="float">
            <text:p>0.9008884503644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Crime|Horror|Thriller', 'Action|Drama|Romance|War', 'Mystery|Sci-Fi|Thriller', 'Comedy|Crime|Drama|Thriller', 'Thriller', 'Action|Crime|Thriller', 'Drama|War', 'Action|Crime|Thriller', 'Crime|Drama', 'Action|Drama|War', 'Crime|Mystery|Thriller', 'Mystery|Thriller', 'Drama|Horror', 'Comedy|Drama|Romance|War', 'Action|Adventure|Mystery|Sci-Fi', 'Comedy|Romance', 'Action|Romance|Thriller', 'Adventure|Drama|IMAX', 'Action|Adventure|Sci-Fi|Thriller', 'Drama']</text:p>
          </table:table-cell>
        </table:table-row>
        <table:table-row table:style-name="ro1">
          <table:table-cell office:value-type="string" calcext:value-type="string">
            <text:p>[2.55572629]</text:p>
          </table:table-cell>
          <table:table-cell office:value-type="float" office:value="5.61937625844675" calcext:value-type="float">
            <text:p>5.61937625844675</text:p>
          </table:table-cell>
          <table:table-cell office:value-type="string" calcext:value-type="string">
            <text:p>[5240 5271 5279 2520 3694 3442 3508 3160 3279 2399]</text:p>
          </table:table-cell>
          <table:table-cell office:value-type="string" calcext:value-type="string">
            <text:p>[0.16688076 0.10690465 0.07087505 0.06397547 0.04563492 0.02073884 0.01716544 0.00962585 0.00869647 0.00064781]</text:p>
          </table:table-cell>
          <table:table-cell office:value-type="float" office:value="3.06364997134301" calcext:value-type="float">
            <text:p>3.06364997134301</text:p>
          </table:table-cell>
          <table:table-cell office:value-type="string" calcext:value-type="string">
            <text:p>[('Drama|Romance', 0.16688075944792413), ('Crime|Drama', 0.10690464920378503), ('Comedy|Musical', 0.07087504791508364), ('Comedy|Drama|Romance', 0.0639754655340431), ('Drama|Romance|Western', 0.04563491986072573), ('Drama|Romance', 0.020738843854390638), ('Comedy|Romance', 0.01716543723527598), ('Comedy|Drama|Romance', 0.009625852650782207), ('Drama|Romance', 0.008696473119560991), ('Drama|War', 0.0006478085991755681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</table:table-row>
        <table:table-row table:style-name="ro1">
          <table:table-cell office:value-type="string" calcext:value-type="string">
            <text:p>[4.98161153]</text:p>
          </table:table-cell>
          <table:table-cell office:value-type="float" office:value="5.50716621965149" calcext:value-type="float">
            <text:p>5.50716621965149</text:p>
          </table:table-cell>
          <table:table-cell office:value-type="string" calcext:value-type="string">
            <text:p>[1766 4100 4128 2959 3199 1121 <text:s/>226 1182 2108 1681]</text:p>
          </table:table-cell>
          <table:table-cell office:value-type="string" calcext:value-type="string">
            <text:p>[0.67506218 0.1150287 <text:s/>0.09137683 0.04346937 0.02682536 0.01498274 0.01100229 0.00932907 0.00465379 0.00459198]</text:p>
          </table:table-cell>
          <table:table-cell office:value-type="float" office:value="0.525554685944983" calcext:value-type="float">
            <text:p>0.525554685944983</text:p>
          </table:table-cell>
          <table:table-cell office:value-type="string" calcext:value-type="string">
            <text:p>[('Action|Fantasy|Horror|Sci-Fi|Thriller', 0.6750621754074111), ('Comedy', 0.11502870268267065), ('Drama|Horror|Thriller', 0.09137682816389188), ('Comedy|Horror|Sci-Fi', 0.04346936543016891), ('Action|Drama|Horror|Thriller', 0.026825364250700784), ('Animation|Comedy', 0.014982738860841095), ('Action|Adventure|Comedy|Fantasy', 0.011002286826055268), ('Fantasy|Horror|Mystery|Romance', 0.009329074135145539), ('Action|Adventure|Animation|Fantasy', 0.00465379417063802), ('Adventure|Comedy|Sci-Fi', 0.004591976813778733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39565217391304" calcext:value-type="float">
            <text:p>3.39565217391304</text:p>
          </table:table-cell>
          <table:table-cell office:value-type="float" office:value="0.970646696513101" calcext:value-type="float">
            <text:p>0.9706466965131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['Action|Sci-Fi|Thriller', 'Action|Sci-Fi|Thriller', 'Action|Adventure|Sci-Fi|Thriller', 'Crime|Drama|Sci-Fi|Thriller', 'Action|Adventure', 'Action|Adventure|Comedy|Fantasy|Romance', 'Adventure|Comedy|Fantasy', 'Action|Adventure|Animation|Sci-Fi', 'Action|Drama|Horror|Thriller', 'Action|Crime|Thriller', 'Drama|Sci-Fi|Thriller', 'Adventure|Animation|Children|Drama|Sci-Fi', 'Action|Adventure|Horror|Sci-Fi', 'Crime|Drama', 'Adventure|Animation|Children|Comedy|Fantasy|Romance', 'Action|Fantasy|Horror|Sci-Fi|Thriller', 'Action|Adventure|Comedy|Fantasy|Horror', 'Horror|Sci-Fi', 'Crime|Horror', 'Action|Comedy|Musical']</text:p>
          </table:table-cell>
        </table:table-row>
        <table:table-row table:style-name="ro1">
          <table:table-cell office:value-type="string" calcext:value-type="string">
            <text:p>[4.58733933]</text:p>
          </table:table-cell>
          <table:table-cell office:value-type="float" office:value="4.30216421592884" calcext:value-type="float">
            <text:p>4.30216421592884</text:p>
          </table:table-cell>
          <table:table-cell office:value-type="string" calcext:value-type="string">
            <text:p>[2069 <text:s text:c="2"/>31 <text:s/>504 <text:s/>495 <text:s/>584 <text:s/>461 <text:s text:c="2"/>20 <text:s text:c="3"/>7 <text:s text:c="2"/>16 <text:s/>313]</text:p>
          </table:table-cell>
          <table:table-cell office:value-type="string" calcext:value-type="string">
            <text:p>[2.64676127e-01 1.23297568e-01 1.17406973e-01 9.95799351e-02 9.56288414e-02 8.41420417e-02 4.78504936e-02 4.63653201e-02 3.84641735e-02 7.04895874e-05]</text:p>
          </table:table-cell>
          <table:table-cell office:value-type="float" office:value="0.285175114199376" calcext:value-type="float">
            <text:p>0.285175114199376</text:p>
          </table:table-cell>
          <table:table-cell office:value-type="string" calcext:value-type="string">
            <text:p>[('Drama', 0.2646761274678197), ('Action|Drama|Western', 0.12329756831068736), ('Drama', 0.11740697318176041), ('Drama|Romance', 0.09957993513243221), ('Action|Crime|Thriller', 0.09562884141022022), ('Crime|Drama', 0.08414204166487727), ('Comedy|Drama|Romance|War', 0.04785049355484179), ('Action|Drama|War', 0.04636532010863048), ('Comedy|Crime|Drama|Thriller', 0.038464173524485064), ('Comedy|Romance', 7.048958736190925e-05)]</text:p>
          </table:table-cell>
          <table:table-cell office:value-type="string" calcext:value-type="string">
            <text:p>['Crime|Drama']</text:p>
          </table:table-cell>
          <table:table-cell office:value-type="float" office:value="3.22047244094488" calcext:value-type="float">
            <text:p>3.22047244094488</text:p>
          </table:table-cell>
          <table:table-cell office:value-type="float" office:value="0.686350451412312" calcext:value-type="float">
            <text:p>0.6863504514123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'Crime|Drama', 'Action|Drama|War', 'Drama', 'Comedy|Crime|Drama|Thriller', 'Action|Drama|Western', 'Drama|Romance', 'Action|Crime|Thriller', 'Drama', 'Comedy|Drama|Romance|War', 'Crime|Drama', 'Comedy|Drama|Romance', 'Crime|Drama', 'Drama|Romance', 'Drama', 'Crime|Drama|Thriller', 'Comedy|Crime|Drama', 'Crime|Horror|Thriller', 'Drama|Musical', 'Crime|Thriller', 'Mystery|Sci-Fi|Thriller']</text:p>
          </table:table-cell>
        </table:table-row>
        <table:table-row table:style-name="ro1">
          <table:table-cell office:value-type="string" calcext:value-type="string">
            <text:p>[4.96128296]</text:p>
          </table:table-cell>
          <table:table-cell office:value-type="float" office:value="4.18268717935188" calcext:value-type="float">
            <text:p>4.18268717935188</text:p>
          </table:table-cell>
          <table:table-cell office:value-type="string" calcext:value-type="string">
            <text:p>[ 177 <text:s/>330 <text:s/>334 <text:s text:c="2"/>67 <text:s/>203 <text:s/>903 <text:s text:c="2"/>98 <text:s/>471 1214 <text:s/>232]</text:p>
          </table:table-cell>
          <table:table-cell office:value-type="string" calcext:value-type="string">
            <text:p>[0.39192254 0.23520278 0.17869269 0.15520599 0.01270315 0.01039293 0.00474859 0.00317381 0.00291299 0.00077142]</text:p>
          </table:table-cell>
          <table:table-cell office:value-type="float" office:value="0.778595784686285" calcext:value-type="float">
            <text:p>0.778595784686285</text:p>
          </table:table-cell>
          <table:table-cell office:value-type="string" calcext:value-type="string">
            <text:p>[('Comedy|Horror|Musical|Sci-Fi', 0.39192254224146755), ('Comedy|Musical|Romance', 0.23520277610777726), ('Comedy|Crime', 0.17869268822233803), ('Adventure|Comedy|Fantasy', 0.1552059898901185), ('Crime|Drama', 0.012703147904988318), ('Comedy|Drama|Romance', 0.01039292728374384), ('Action|Adventure|Comedy', 0.00474858636278947), ('Adventure|Animation|Children|Drama|Musical|IMAX', 0.0031738124658423853), ('Comedy', 0.0029129894172221457), ('Crime|Drama', 0.0007714213942272524)]</text:p>
          </table:table-cell>
          <table:table-cell office:value-type="string" calcext:value-type="string">
            <text:p>['Adventure|Fantasy']</text:p>
          </table:table-cell>
          <table:table-cell office:value-type="float" office:value="3.82269503546099" calcext:value-type="float">
            <text:p>3.82269503546099</text:p>
          </table:table-cell>
          <table:table-cell office:value-type="float" office:value="0.546214411739909" calcext:value-type="float">
            <text:p>0.5462144117399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Comedy|Horror|Musical|Sci-Fi', 'Adventure|Comedy|Fantasy', 'Comedy|Crime', 'Comedy|Musical|Romance', 'Drama|Fantasy|Thriller', 'Drama|Romance|Thriller', 'Action|Adventure|Drama|Fantasy', 'Fantasy|Horror|Mystery|Romance', 'Drama|War', 'Adventure|Fantasy', 'Comedy|Documentary|Drama', 'Adventure|Fantasy', 'Drama|Thriller', 'Adventure|Animation|Children|Drama|Musical|IMAX', 'Comedy|Crime|Drama|Romance', 'Drama|Musical|Romance', 'Crime|Drama', 'Comedy', 'Crime|Drama', 'Comedy|Drama|Romance']</text:p>
          </table:table-cell>
        </table:table-row>
        <table:table-row table:style-name="ro1">
          <table:table-cell office:value-type="string" calcext:value-type="string">
            <text:p>[4.43400919]</text:p>
          </table:table-cell>
          <table:table-cell office:value-type="float" office:value="4.16653274132136" calcext:value-type="float">
            <text:p>4.16653274132136</text:p>
          </table:table-cell>
          <table:table-cell office:value-type="string" calcext:value-type="string">
            <text:p>[1452 1742 5056 <text:s/>297 3040 2205 <text:s/>830 1797 3008 <text:s/>329]</text:p>
          </table:table-cell>
          <table:table-cell office:value-type="string" calcext:value-type="string">
            <text:p>[0.18990068 0.1858106 <text:s/>0.18348482 0.16137371 0.06385795 0.04062614 0.02575774 0.02518194 0.00574545 0.0050628 ]</text:p>
          </table:table-cell>
          <table:table-cell office:value-type="float" office:value="0.267476447462066" calcext:value-type="float">
            <text:p>0.267476447462066</text:p>
          </table:table-cell>
          <table:table-cell office:value-type="string" calcext:value-type="string">
            <text:p>[('Comedy', 0.18990068496024476), ('Comedy|Drama|Romance', 0.1858105983568654), ('Comedy|Drama', 0.18348482002885755), ('Comedy', 0.161373712307146), ('Comedy', 0.06385795113809017), ('Comedy|Drama', 0.04062613802040036), ('Drama|Film-Noir|Romance', 0.02575773877966683), ('Action|Comedy', 0.02518193712498045), ('Comedy|Romance', 0.005745453643969922), ('Comedy|Drama|Romance', 0.00506280339646461)]</text:p>
          </table:table-cell>
          <table:table-cell office:value-type="string" calcext:value-type="string">
            <text:p>['Drama|Romance']</text:p>
          </table:table-cell>
          <table:table-cell office:value-type="float" office:value="3.66463414634146" calcext:value-type="float">
            <text:p>3.66463414634146</text:p>
          </table:table-cell>
          <table:table-cell office:value-type="float" office:value="1.00775916006141" calcext:value-type="float">
            <text:p>1.00775916006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'Comedy|Drama', 'Action|Comedy', 'Comedy|Drama|Romance', 'Comedy', 'Comedy', 'Action|Western', 'Comedy', 'Action|Comedy', 'Comedy', 'Comedy|Drama|Romance', 'Drama', 'Comedy', 'Crime|Mystery|Romance|Thriller', 'Crime|Drama|Thriller', 'Children|Drama', 'Crime|Drama|Film-Noir', 'Crime|Thriller|War', 'Comedy|Romance', 'Drama|Sci-Fi', 'Drama|Film-Noir|Romance']</text:p>
          </table:table-cell>
        </table:table-row>
        <table:table-row table:style-name="ro1">
          <table:table-cell office:value-type="string" calcext:value-type="string">
            <text:p>[4.96736915]</text:p>
          </table:table-cell>
          <table:table-cell office:value-type="float" office:value="4.53172873357628" calcext:value-type="float">
            <text:p>4.53172873357628</text:p>
          </table:table-cell>
          <table:table-cell office:value-type="string" calcext:value-type="string">
            <text:p>[7411 5050 3703 6329 6403 4867 2933 2162 2439 3597]</text:p>
          </table:table-cell>
          <table:table-cell office:value-type="string" calcext:value-type="string">
            <text:p>[0.41491225 0.16936451 0.09878308 0.09735291 0.08069961 0.05280864 0.04439129 0.02973554 0.00423801 0.001188 <text:s/>]</text:p>
          </table:table-cell>
          <table:table-cell office:value-type="float" office:value="0.435640413257116" calcext:value-type="float">
            <text:p>0.435640413257116</text:p>
          </table:table-cell>
          <table:table-cell office:value-type="string" calcext:value-type="string">
            <text:p>[('Comedy', 0.4149122455317911), ('Comedy|War', 0.16936451134650565), ('Comedy', 0.09878307944773224), ('Action|Crime', 0.09735290933288354), ('Comedy', 0.08069961318335597), ('Comedy', 0.05280863640295878), ('Comedy', 0.04439128698778577), ('Action|Comedy|War', 0.029735538636316033), ('Comedy|Drama', 0.004238005912597608), ('Comedy|Drama', 0.0011880025847525219)]</text:p>
          </table:table-cell>
          <table:table-cell office:value-type="string" calcext:value-type="string">
            <text:p>['Crime|Drama']</text:p>
          </table:table-cell>
          <table:table-cell office:value-type="float" office:value="3.84126984126984" calcext:value-type="float">
            <text:p>3.84126984126984</text:p>
          </table:table-cell>
          <table:table-cell office:value-type="float" office:value="1.09408727208195" calcext:value-type="float">
            <text:p>1.094087272081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'Action|Crime', 'Comedy|Romance', 'Comedy', 'Drama|Romance', 'Crime|Drama', 'Drama', 'Comedy|Crime', 'Comedy|Drama', 'Comedy', 'Horror|Sci-Fi|Thriller', 'Comedy|Drama', 'Crime|Drama', 'Comedy', 'Action|Adventure|Comedy|Fantasy|Romance', 'Adventure|Comedy|Fantasy', 'Comedy|Drama', 'Comedy|Drama', 'Drama', 'Comedy', 'Comedy|Crime|Drama|Thriller']</text:p>
          </table:table-cell>
        </table:table-row>
        <table:table-row table:style-name="ro1">
          <table:table-cell office:value-type="string" calcext:value-type="string">
            <text:p>[4.76256106]</text:p>
          </table:table-cell>
          <table:table-cell office:value-type="float" office:value="4.77021820745401" calcext:value-type="float">
            <text:p>4.77021820745401</text:p>
          </table:table-cell>
          <table:table-cell office:value-type="string" calcext:value-type="string">
            <text:p>[650 <text:s/>28 <text:s/>34 <text:s text:c="2"/>7 463 478 <text:s/>20 <text:s/>26 323 <text:s/>32]</text:p>
          </table:table-cell>
          <table:table-cell office:value-type="string" calcext:value-type="string">
            <text:p>[0.65974997 0.13332904 0.07877134 0.06727001 0.00567658 0.00440462 0.0023705 <text:s/>0.00197508 0.00161269 0.00070035]</text:p>
          </table:table-cell>
          <table:table-cell office:value-type="float" office:value="0.00765714391945149" calcext:value-type="float">
            <text:p>0.007657143919451</text:p>
          </table:table-cell>
          <table:table-cell office:value-type="string" calcext:value-type="string">
            <text:p>[('Drama', 0.6597499693655192), ('Drama|War', 0.13332904258107472), ('Crime|Horror|Thriller', 0.07877133530323248), ('Action|Drama|War', 0.06727000689751539), ('Adventure|Drama|IMAX', 0.0056765811149087336), ('Action|Sci-Fi', 0.004404617829739833), ('Comedy|Drama|Romance|War', 0.0023705005873138696), ('Action|Adventure|Sci-Fi|Thriller', 0.001975082226764106), ('Animation|Children|Fantasy|Musical|Romance|IMAX', 0.0016126947411568033), ('Adventure|Drama|Western', 0.0007003466995784452)]</text:p>
          </table:table-cell>
          <table:table-cell office:value-type="string" calcext:value-type="string">
            <text:p>['Crime|Drama']</text:p>
          </table:table-cell>
          <table:table-cell office:value-type="float" office:value="3.33939393939394" calcext:value-type="float">
            <text:p>3.33939393939394</text:p>
          </table:table-cell>
          <table:table-cell office:value-type="float" office:value="0.617884658227051" calcext:value-type="float">
            <text:p>0.6178846582270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'Crime|Horror|Thriller', 'Drama|War', 'Drama', 'Crime|Drama', 'Action|Drama|War', 'Animation|Children|Comedy', 'Action|Drama|Sci-Fi|Thriller', 'Drama', 'Drama|Romance', 'Drama|Thriller', 'Animation|Children', 'Drama|War', 'Children|Comedy|Fantasy|Musical', 'Comedy|Romance', 'Comedy|Drama', 'Comedy|Horror|Thriller', 'Adventure|Animation|Children|Drama|Musical|IMAX', 'Action|Adventure|Comedy|Romance|Thriller', 'Comedy|Crime|Thriller', 'Drama']</text:p>
          </table:table-cell>
        </table:table-row>
        <table:table-row table:style-name="ro1">
          <table:table-cell office:value-type="string" calcext:value-type="string">
            <text:p>[4.44922579]</text:p>
          </table:table-cell>
          <table:table-cell office:value-type="float" office:value="3.86118066289757" calcext:value-type="float">
            <text:p>3.86118066289757</text:p>
          </table:table-cell>
          <table:table-cell office:value-type="string" calcext:value-type="string">
            <text:p>[ <text:s/>77 <text:s/>252 1153 <text:s/>237 <text:s/>249 <text:s text:c="2"/>85 1296 <text:s/>219 1136 <text:s/>754]</text:p>
          </table:table-cell>
          <table:table-cell office:value-type="string" calcext:value-type="string">
            <text:p>[0.47751564 0.3404728 <text:s/>0.02483541 0.01909844 0.00906751 0.00801703 0.00779575 0.00495601 0.00322755 0.00284309]</text:p>
          </table:table-cell>
          <table:table-cell office:value-type="float" office:value="0.588045126124593" calcext:value-type="float">
            <text:p>0.588045126124593</text:p>
          </table:table-cell>
          <table:table-cell office:value-type="string" calcext:value-type="string">
            <text:p>[('Action|Comedy|Musical', 0.47751564297919996), ('Comedy|Crime|Drama', 0.34047280364605753), ('Drama', 0.024835410988142237), ('Crime|Drama|Thriller', 0.019098439135332594), ('Action|Adventure|Crime|IMAX', 0.009067509570894885), ('Adventure|Comedy|Sci-Fi', 0.008017032583242906), ('Comedy|Crime', 0.007795748086902064), ('Action|Adventure|Drama', 0.004956009652413792), ('Crime|Drama', 0.0032275484522848816), ('Drama|Romance', 0.0028430917298691107)]</text:p>
          </table:table-cell>
          <table:table-cell office:value-type="string" calcext:value-type="string">
            <text:p>['Crime|Drama']</text:p>
          </table:table-cell>
          <table:table-cell office:value-type="float" office:value="3.166" calcext:value-type="float">
            <text:p>3.166</text:p>
          </table:table-cell>
          <table:table-cell office:value-type="float" office:value="0.824283931664326" calcext:value-type="float">
            <text:p>0.8242839316643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['Action|Comedy|Musical', 'Comedy|Crime|Drama', 'Drama', 'Crime|Drama', 'Crime|Drama', 'Drama|Thriller', 'Drama', 'Comedy', 'Action|Animation', 'Action|Adventure|Crime|IMAX', 'Crime|Drama', 'Comedy', 'Crime|Drama', 'Crime|Drama|Thriller', 'Action|Drama|War', 'Drama|Romance', 'Comedy|Crime', 'Action|Adventure|Drama', 'Adventure|Comedy|Sci-Fi', 'Crime|Sci-Fi|Thriller']</text:p>
          </table:table-cell>
        </table:table-row>
        <table:table-row table:style-name="ro1">
          <table:table-cell office:value-type="string" calcext:value-type="string">
            <text:p>[4.05089624]</text:p>
          </table:table-cell>
          <table:table-cell office:value-type="float" office:value="5.19621900387751" calcext:value-type="float">
            <text:p>5.19621900387751</text:p>
          </table:table-cell>
          <table:table-cell office:value-type="string" calcext:value-type="string">
            <text:p>[ 571 <text:s/>561 2423 <text:s/>502 <text:s/>596 <text:s/>540 <text:s/>527 <text:s/>557 <text:s/>529 1400]</text:p>
          </table:table-cell>
          <table:table-cell office:value-type="string" calcext:value-type="string">
            <text:p>[0.22239848 0.19633536 0.13330159 0.11033697 0.06954329 0.03703812 0.02411592 0.01051195 0.00374382 0.00285375]</text:p>
          </table:table-cell>
          <table:table-cell office:value-type="float" office:value="1.14532275995587" calcext:value-type="float">
            <text:p>1.14532275995587</text:p>
          </table:table-cell>
          <table:table-cell office:value-type="string" calcext:value-type="string">
            <text:p>[('Mystery|Thriller', 0.22239847714761285), ('Comedy|Romance', 0.19633536032815055), ('Comedy', 0.1333015936900128), ('Adventure|Children|Fantasy', 0.11033696587644794), ('Action|Drama|Thriller', 0.06954328976218643), ('Comedy|Romance', 0.03703812384233677), ('Adventure|Children', 0.024115920059319854), ('Drama|Thriller', 0.010511951245622757), ('Action|Adventure|Mystery|Sci-Fi', 0.0037438167280208334), ('Animation|Children|Drama|Musical|Romance', 0.002853750104618024)]</text:p>
          </table:table-cell>
          <table:table-cell office:value-type="string" calcext:value-type="string">
            <text:p>['Crime|Drama']</text:p>
          </table:table-cell>
          <table:table-cell office:value-type="float" office:value="4.10843373493976" calcext:value-type="float">
            <text:p>4.10843373493976</text:p>
          </table:table-cell>
          <table:table-cell office:value-type="float" office:value="1.0977748380276" calcext:value-type="float">
            <text:p>1.09777483802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'Adventure|Animation|Children|Comedy|Fantasy', 'Comedy|Drama|Romance', 'Action|Adventure|Mystery|Sci-Fi', 'Drama|Thriller|War', 'Action|Crime|Thriller', 'Adventure|Drama|Western', 'Action|Crime|Thriller', 'Drama|Mystery|Thriller', 'Comedy|Romance', 'Animation|Children|Drama|Musical|Romance', 'Action|Adventure|Romance|Thriller', 'Animation|Children|Fantasy|Musical|Romance|IMAX', 'Drama|Thriller', 'Action|Adventure|Sci-Fi|Thriller', 'Action|Adventure|Sci-Fi', 'Drama|Thriller', 'Comedy|Romance', 'Comedy|Romance', 'Action|Adventure|Thriller', 'Mystery|Thriller']</text:p>
          </table:table-cell>
        </table:table-row>
        <table:table-row table:style-name="ro1">
          <table:table-cell office:value-type="string" calcext:value-type="string">
            <text:p>[4.95090892]</text:p>
          </table:table-cell>
          <table:table-cell office:value-type="float" office:value="4.85057760256795" calcext:value-type="float">
            <text:p>4.85057760256795</text:p>
          </table:table-cell>
          <table:table-cell office:value-type="string" calcext:value-type="string">
            <text:p>[5786 5776 4121 3582 4884 5770 2087 <text:s/>114 2493 3503]</text:p>
          </table:table-cell>
          <table:table-cell office:value-type="string" calcext:value-type="string">
            <text:p>[0.39515262 0.27003869 0.12965503 0.06689754 0.04276823 0.03662967 0.02054404 0.01630057 0.00866691 0.00352849]</text:p>
          </table:table-cell>
          <table:table-cell office:value-type="float" office:value="0.100331319488268" calcext:value-type="float">
            <text:p>0.100331319488268</text:p>
          </table:table-cell>
          <table:table-cell office:value-type="string" calcext:value-type="string">
            <text:p>[('Documentary|War', 0.3951526229242702), ('Documentary', 0.27003869339149916), ('Drama|Western', 0.1296550251552779), ('Drama|Mystery|Romance|War', 0.06689754131151604), ('Crime|Fantasy|Horror', 0.04276822575205397), ('Drama', 0.036629669727844566), ('Crime|Drama|Mystery', 0.020544037735181004), ('Action|Drama|War', 0.016300565146822543), ('Crime|Drama', 0.008666911362194114), ('Drama', 0.003528491904584368)]</text:p>
          </table:table-cell>
          <table:table-cell office:value-type="string" calcext:value-type="string">
            <text:p>['Drama|Romance']</text:p>
          </table:table-cell>
          <table:table-cell office:value-type="float" office:value="4.12688821752266" calcext:value-type="float">
            <text:p>4.12688821752266</text:p>
          </table:table-cell>
          <table:table-cell office:value-type="float" office:value="0.750972571546157" calcext:value-type="float">
            <text:p>0.75097257154615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['Crime|Drama|Mystery', 'Comedy|Crime|Drama|Thriller', 'Documentary', 'Comedy', 'Mystery|Sci-Fi|Thriller', 'Comedy|Romance', 'Action|Adventure|Drama', 'Horror|Mystery', 'Drama|War', 'Comedy', 'Comedy|Crime|Drama', 'Crime|Film-Noir|Mystery|Thriller', 'Drama|War', 'Comedy|Crime|Drama', 'Drama', 'Crime|Drama', 'Documentary', 'Crime|Fantasy|Horror', 'Adventure|Drama', 'Drama']</text:p>
          </table:table-cell>
        </table:table-row>
        <table:table-row table:style-name="ro1">
          <table:table-cell office:value-type="string" calcext:value-type="string">
            <text:p>[3.27357013]</text:p>
          </table:table-cell>
          <table:table-cell office:value-type="float" office:value="5.11780345131832" calcext:value-type="float">
            <text:p>5.11780345131832</text:p>
          </table:table-cell>
          <table:table-cell office:value-type="string" calcext:value-type="string">
            <text:p>[7758 7762 7972 7342 5840 3039 5386 4119 3142 2916]</text:p>
          </table:table-cell>
          <table:table-cell office:value-type="string" calcext:value-type="string">
            <text:p>[0.21128529 0.11982403 0.08721107 0.08443211 0.0459329 <text:s/>0.044867 0.04098809 0.01291326 0.00419596 0.00306431]</text:p>
          </table:table-cell>
          <table:table-cell office:value-type="float" office:value="1.84423332094023" calcext:value-type="float">
            <text:p>1.84423332094023</text:p>
          </table:table-cell>
          <table:table-cell office:value-type="string" calcext:value-type="string">
            <text:p>[('Action|Comedy', 0.21128529297428278), ('Action|Drama|War', 0.11982402760944302), ('Documentary|Drama', 0.08721107328911906), ('Comedy|Musical', 0.08443211135412654), ('Comedy', 0.0459328975678221), ('Adventure|Drama|Western', 0.04486700387221765), ('Action|Drama|Sci-Fi', 0.04098808908923167), ('Documentary', 0.01291325979083197), ('Comedy|Musical|Romance', 0.00419595750452682), ('Action|Adventure|Drama|Thriller', 0.003064313024016094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</table:table-row>
        <table:table-row table:style-name="ro1">
          <table:table-cell office:value-type="string" calcext:value-type="string">
            <text:p>[3.53036034]</text:p>
          </table:table-cell>
          <table:table-cell office:value-type="float" office:value="5.28814556483301" calcext:value-type="float">
            <text:p>5.28814556483301</text:p>
          </table:table-cell>
          <table:table-cell office:value-type="string" calcext:value-type="string">
            <text:p>[6554 3695 4305 3095 3169 3729 3498 1932 1440 <text:s/>446]</text:p>
          </table:table-cell>
          <table:table-cell office:value-type="string" calcext:value-type="string">
            <text:p>[0.40574813 0.10588794 0.06481161 0.05409518 0.03029709 0.0181221 0.01026438 0.00673284 0.00521316 0.00489964]</text:p>
          </table:table-cell>
          <table:table-cell office:value-type="float" office:value="1.75778522380118" calcext:value-type="float">
            <text:p>1.75778522380118</text:p>
          </table:table-cell>
          <table:table-cell office:value-type="string" calcext:value-type="string">
            <text:p>[('Drama', 0.40574812599476007), ('Drama', 0.10588794171207129), ('Drama', 0.06481160895064182), ('Comedy|Drama', 0.05409517500789027), ('Drama', 0.030297094258580383), ('Musical', 0.01812209982511166), ('Drama', 0.010264379809910037), ('Drama|Thriller', 0.006732838903541241), ('Comedy|Romance', 0.005213160118139535), ('Comedy|Drama|Romance', 0.004899643625718871)]</text:p>
          </table:table-cell>
          <table:table-cell office:value-type="string" calcext:value-type="string">
            <text:p>['Action|Crime|Thriller']</text:p>
          </table:table-cell>
          <table:table-cell office:value-type="float" office:value="3.01774691358025" calcext:value-type="float">
            <text:p>3.01774691358025</text:p>
          </table:table-cell>
          <table:table-cell office:value-type="float" office:value="1.19769964088432" calcext:value-type="float">
            <text:p>1.1976996408843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['Drama', 'Action|Drama|Thriller', 'Drama', 'Action|Adventure|Animation|Drama|Fantasy', 'Drama|Thriller', 'Comedy|Romance', 'Drama', 'Comedy|Drama', 'Drama|Fantasy|Thriller', 'Comedy|Romance', 'Fantasy|Horror|Romance|Thriller', 'Comedy|Drama|Musical|Romance', 'Drama', 'Musical', 'Drama|Romance', 'Drama', 'Comedy|Romance', 'Comedy|Drama|Romance', 'Drama|Romance', 'Action|Crime|Thriller']</text:p>
          </table:table-cell>
        </table:table-row>
        <table:table-row table:style-name="ro1">
          <table:table-cell office:value-type="string" calcext:value-type="string">
            <text:p>[4.93934019]</text:p>
          </table:table-cell>
          <table:table-cell office:value-type="float" office:value="5.63889170638682" calcext:value-type="float">
            <text:p>5.63889170638682</text:p>
          </table:table-cell>
          <table:table-cell office:value-type="string" calcext:value-type="string">
            <text:p>[2221 <text:s/>887 1151 1059 <text:s/>899 <text:s/>885 1932 1133 1250 <text:s/>401]</text:p>
          </table:table-cell>
          <table:table-cell office:value-type="string" calcext:value-type="string">
            <text:p>[0.2118195 <text:s/>0.17271036 0.12863078 0.11594953 0.10798586 0.09655321 0.077374 <text:s text:c="2"/>0.04482449 0.02968885 0.00233146]</text:p>
          </table:table-cell>
          <table:table-cell office:value-type="float" office:value="0.699551519751624" calcext:value-type="float">
            <text:p>0.699551519751624</text:p>
          </table:table-cell>
          <table:table-cell office:value-type="string" calcext:value-type="string">
            <text:p>[('Action|Drama|War', 0.21181949984556425), ('Drama|Romance', 0.1727103606513205), ('Action|Adventure|Sci-Fi|IMAX', 0.1286307790154901), ('Comedy|Drama|Romance', 0.11594953108374993), ('Action|Fantasy|War|IMAX', 0.10798585969895258), ('Action|Adventure|Drama|War', 0.09655320960095672), ('Drama|Thriller', 0.07737399954556061), ('Adventure|Animation|Children|Comedy|Fantasy|IMAX', 0.04482448653589384), ('Action|Sci-Fi|Thriller|IMAX', 0.02968885443631645), ('Drama|Horror|Mystery', 0.0023314569132350904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25058004640371" calcext:value-type="float">
            <text:p>3.25058004640371</text:p>
          </table:table-cell>
          <table:table-cell office:value-type="float" office:value="0.75998741439756" calcext:value-type="float">
            <text:p>0.759987414397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['Action|Fantasy|War|IMAX', 'Action|Crime|Drama|Mystery|Sci-Fi|Thriller|IMAX', 'Action|Adventure|Sci-Fi', 'Action|Adventure|Drama|War', 'Action|Adventure|Sci-Fi|IMAX', 'Drama|Thriller', 'Crime|Drama', 'Crime|Drama', 'Adventure|Animation|Children|Comedy|Fantasy|IMAX', 'Drama|Romance', 'Comedy|Crime|Drama|Thriller', 'Action|Adventure|Drama', 'Action|Drama|War', 'Action|Sci-Fi|Thriller|IMAX', 'Action|Crime|Drama|IMAX', 'Crime|Drama', 'Drama|Horror|Mystery', 'Action|Drama|War', 'Comedy|Drama|Romance', 'Mystery|Thriller']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formula="of:=AVERAGE([.E$1:.E$1048576])" office:value-type="float" office:value="0.899644003869706" calcext:value-type="float">
            <text:p>0.899644003869706</text:p>
          </table:table-cell>
          <table:table-cell table:formula="of:=STDEV([.E$1:.E$1048576])" office:value-type="float" office:value="0.907569029170897" calcext:value-type="float">
            <text:p>0.90756902917089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0:53:05.353656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2:18:01.211199863</dc:date>
    <meta:editing-duration>PT1H5M49S</meta:editing-duration>
    <meta:editing-cycles>2</meta:editing-cycles>
    <meta:generator>LibreOffice/6.0.7.3$Linux_X86_64 LibreOffice_project/00m0$Build-3</meta:generator>
    <meta:document-statistic meta:table-count="1" meta:cell-count="665" meta:object-count="0"/>
  </office:meta>
</office:document-meta>
</file>